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</office:font-face-decls>
  <office:automatic-styles>
    <style:style style:name="Table2" style:family="table">
      <style:table-properties style:width="9.151cm" table:align="margins"/>
    </style:style>
    <style:style style:name="Table2.A" style:family="table-column">
      <style:table-column-properties style:column-width="5.419cm" style:rel-column-width="38802*"/>
    </style:style>
    <style:style style:name="Table2.B" style:family="table-column">
      <style:table-column-properties style:column-width="3.732cm" style:rel-column-width="26733*"/>
    </style:style>
    <style:style style:name="Table2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1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48" style:family="paragraph" style:parent-style-name="_5f_Header_20_G_20_page_20_paire_20__28_G_29_">
      <style:text-properties officeooo:paragraph-rsid="0334a5be"/>
    </style:style>
    <style:style style:name="P49" style:family="paragraph" style:parent-style-name="_5f_Header_20_G_20_page_20_paire_20__28_G_29_">
      <style:paragraph-properties fo:text-align="start" style:justify-single-word="false"/>
    </style:style>
    <style:style style:name="P5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51" style:family="paragraph" style:parent-style-name="Header">
      <style:paragraph-properties fo:text-align="start" style:justify-single-word="false"/>
      <style:text-properties officeooo:paragraph-rsid="0289fb01"/>
    </style:style>
    <style:style style:name="P5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53" style:family="paragraph" style:parent-style-name="_5f_Header_20_N_20_page_20_impaire_20__28_D_29_">
      <style:paragraph-properties fo:text-align="start" style:justify-single-word="false"/>
    </style:style>
    <style:style style:name="P54" style:family="paragraph" style:parent-style-name="Footer">
      <style:paragraph-properties fo:text-align="start" style:justify-single-word="false"/>
      <style:text-properties officeooo:paragraph-rsid="00d4df5c"/>
    </style:style>
    <style:style style:name="P55" style:family="paragraph" style:parent-style-name="Footer">
      <style:paragraph-properties fo:text-align="start" style:justify-single-word="false"/>
      <style:text-properties officeooo:paragraph-rsid="0211dd7e"/>
    </style:style>
    <style:style style:name="P56" style:family="paragraph" style:parent-style-name="Header">
      <style:paragraph-properties fo:text-align="start" style:justify-single-word="false"/>
      <style:text-properties officeooo:paragraph-rsid="0211dd7e"/>
    </style:style>
    <style:style style:name="P5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58" style:family="paragraph" style:parent-style-name="Header">
      <style:paragraph-properties fo:text-align="start" style:justify-single-word="false"/>
      <style:text-properties officeooo:paragraph-rsid="02a56131"/>
    </style:style>
    <style:style style:name="P59" style:family="paragraph" style:parent-style-name="Footer">
      <style:text-properties officeooo:paragraph-rsid="030c4d7d"/>
    </style:style>
    <style:style style:name="P60" style:family="paragraph" style:parent-style-name="Footer">
      <style:text-properties officeooo:paragraph-rsid="00863005"/>
    </style:style>
    <style:style style:name="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0" style:family="paragraph" style:parent-style-name="Footer">
      <style:text-properties officeooo:paragraph-rsid="00d4df5c"/>
    </style:style>
    <style:style style:name="P81" style:family="paragraph" style:parent-style-name="Footer">
      <style:paragraph-properties fo:text-align="end" style:justify-single-word="false"/>
      <style:text-properties officeooo:paragraph-rsid="00d4df5c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paire_20__28_G_29_">
      <style:text-properties officeooo:paragraph-rsid="00eb2abc"/>
    </style:style>
    <style:style style:name="P84" style:family="paragraph" style:parent-style-name="_5f_Header_20_M_20_page_20_impaire_20__28_D_29_">
      <style:text-properties fo:font-size="16pt" style:font-size-asian="16pt" style:font-size-complex="16pt"/>
    </style:style>
    <style:style style:name="P85" style:family="paragraph" style:parent-style-name="Footer">
      <style:text-properties officeooo:paragraph-rsid="010f7046"/>
    </style:style>
    <style:style style:name="P86" style:family="paragraph" style:parent-style-name="Footer">
      <style:text-properties officeooo:paragraph-rsid="01120261"/>
    </style:style>
    <style:style style:name="P87" style:family="paragraph" style:parent-style-name="Footer">
      <style:text-properties officeooo:paragraph-rsid="008d016c"/>
    </style:style>
    <style:style style:name="P88" style:family="paragraph" style:parent-style-name="Header">
      <style:paragraph-properties fo:margin-left="0cm" fo:margin-right="0cm" fo:text-indent="0cm" style:auto-text-indent="false"/>
    </style:style>
    <style:style style:name="P89" style:family="paragraph" style:parent-style-name="_5f_Header_20_N_20_page_20_impaire_20__28_D_29_">
      <style:text-properties officeooo:rsid="027aa87d" officeooo:paragraph-rsid="027aa87d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Footer">
      <style:text-properties officeooo:rsid="0242edd8" officeooo:paragraph-rsid="0242edd8"/>
    </style:style>
    <style:style style:name="P92" style:family="paragraph" style:parent-style-name="Footer">
      <style:text-properties officeooo:paragraph-rsid="00a59a60"/>
    </style:style>
    <style:style style:name="P93" style:family="paragraph" style:parent-style-name="Footer">
      <style:text-properties officeooo:paragraph-rsid="004274bc"/>
    </style:style>
    <style:style style:name="P94" style:family="paragraph" style:parent-style-name="Footer">
      <style:text-properties officeooo:paragraph-rsid="00d8520c"/>
    </style:style>
    <style:style style:name="P95" style:family="paragraph" style:parent-style-name="Footer">
      <style:text-properties officeooo:paragraph-rsid="002aa84d"/>
    </style:style>
    <style:style style:name="P96" style:family="paragraph" style:parent-style-name="_5f_Header_20_G_20_page_20_impaire_20__28_D_29_">
      <style:text-properties officeooo:paragraph-rsid="00c87b35"/>
    </style:style>
    <style:style style:name="P97" style:family="paragraph" style:parent-style-name="Footer">
      <style:text-properties officeooo:rsid="001f8a2d" officeooo:paragraph-rsid="00bd36bc"/>
    </style:style>
    <style:style style:name="P98" style:family="paragraph" style:parent-style-name="Footer">
      <style:text-properties officeooo:rsid="001f8a2d" officeooo:paragraph-rsid="002b33ed"/>
    </style:style>
    <style:style style:name="P99" style:family="paragraph" style:parent-style-name="Footer">
      <style:text-properties officeooo:rsid="011350d1" officeooo:paragraph-rsid="011350d1"/>
    </style:style>
    <style:style style:name="P100" style:family="paragraph" style:parent-style-name="Footer">
      <style:text-properties officeooo:rsid="0096b4e2" officeooo:paragraph-rsid="0096b4e2"/>
    </style:style>
    <style:style style:name="P101" style:family="paragraph" style:parent-style-name="Footer">
      <style:text-properties officeooo:paragraph-rsid="0096b4e2"/>
    </style:style>
    <style:style style:name="P102" style:family="paragraph" style:parent-style-name="Footer">
      <style:text-properties officeooo:paragraph-rsid="02a682f9"/>
    </style:style>
    <style:style style:name="P103" style:family="paragraph" style:parent-style-name="_5f_Paragraphe_5f_Correction">
      <style:text-properties officeooo:paragraph-rsid="0009d3b8"/>
    </style:style>
    <style:style style:name="P104" style:family="paragraph" style:parent-style-name="_5f_Footer_20_page_20_impaire_20__28_D_29_"/>
    <style:style style:name="P105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impaire_20__28_D_29_">
      <style:paragraph-properties fo:text-align="start" style:justify-single-word="false"/>
    </style:style>
    <style:style style:name="P108" style:family="paragraph" style:parent-style-name="_5f_Footer_20_page_20_paire_20__28_G_29_"/>
    <style:style style:name="P109" style:family="paragraph" style:parent-style-name="_5f_Footer_20_page_20_paire_20__28_G_29_">
      <style:text-properties fo:font-size="9pt" style:font-size-asian="9pt" style:font-size-complex="9pt"/>
    </style:style>
    <style:style style:name="P110" style:family="paragraph" style:parent-style-name="_5f_Paragraphe_5f_Correction">
      <style:text-properties officeooo:paragraph-rsid="000a7534"/>
    </style:style>
    <style:style style:name="P11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2" style:family="paragraph" style:parent-style-name="_5f_Paragraphe_5f_avec_5f_Num_5f_Question" style:list-style-name="_5f_Numérotation_20_des_20_exercices"/>
    <style:style style:name="P113" style:family="paragraph" style:parent-style-name="_5f_Premier_5f_Titre_5f_Exercices_5f_avec_5f_Num_5f_Exo_5f_sans_5f_Titre" style:list-style-name="_5f_Numérotation_20_des_20_exercices" style:master-page-name="_31__5f_5_5f_SERIE_5f_M_5f_GAUCHE_5f_ET_5f_DROITE_5f_2COL">
      <style:paragraph-properties style:page-number="auto"/>
    </style:style>
    <style:style style:name="P114" style:family="paragraph" style:parent-style-name="_5f_Titre_5f_Exercices_5f_avec_5f_Titre" style:list-style-name="_5f_Numérotation_20_des_20_exercices"/>
    <style:style style:name="P115" style:family="paragraph" style:parent-style-name="_5f_Titre_5f_Exercices_5f_sans_5f_Titre" style:list-style-name="_5f_Numérotation_20_des_20_exercices"/>
    <style:style style:name="P116" style:family="paragraph">
      <style:paragraph-properties fo:text-align="center"/>
    </style:style>
    <style:style style:name="P117" style:family="paragraph">
      <loext:graphic-properties draw:fill="solid" draw:fill-color="#d7e12c"/>
    </style:style>
    <style:style style:name="P11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19" style:family="paragraph">
      <loext:graphic-properties draw:fill="solid" draw:fill-color="#7fb241"/>
    </style:style>
    <style:style style:name="P120" style:family="paragraph">
      <loext:graphic-properties draw:fill="solid" draw:fill-color="#1ca2b8"/>
    </style:style>
    <style:style style:name="P121" style:family="paragraph">
      <loext:graphic-properties draw:fill-color="#2a6099"/>
      <style:paragraph-properties fo:text-align="center"/>
    </style:style>
    <style:style style:name="P122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margin-left="0cm" fo:margin-right="0cm" fo:margin-top="0cm" fo:margin-bottom="0cm" fo:line-height="100%" fo:text-indent="0cm" style:writing-mode="lr-tb"/>
    </style:style>
    <style:style style:name="P125" style:family="paragraph">
      <loext:graphic-properties draw:fill="none" draw:fill-color="#b3b3b3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Lucida Sans Unicode1" style:font-size-asian="8pt" style:font-style-asian="normal" style:font-weight-asian="normal" style:font-name-complex="Tahoma2" style:font-size-complex="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Tahoma2" style:font-size-complex="9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Bitstream Vera Sans6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4pt" style:language-asian="zh" style:country-asian="CN" style:font-style-asian="normal" style:font-weight-asian="normal" style:font-name-complex="Tahoma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margin-left="0cm" fo:margin-right="0cm" fo:margin-top="0cm" fo:margin-bottom="0cm" fo:line-height="100%" fo:text-indent="0cm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1" fo:font-size="7pt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ead680" style:repeat="repeat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ead680" draw:opacity="100%" style:repeat="repeat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ffe6b3" draw:opacity="100%" style:repeat="repeat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6" fo:font-weight="bold" officeooo:rsid="00231aba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78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79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80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81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8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83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84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85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86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87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88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89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90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91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92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9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94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95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96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97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98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99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100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01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02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103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104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105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106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107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108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109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110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111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112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13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114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115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116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17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118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19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20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21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22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23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24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25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6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127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28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129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130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131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132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133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134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135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136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137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138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139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334a5be"/>
    </style:style>
    <style:style style:name="T150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1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152" style:family="text">
      <style:text-properties style:text-position="0% 100%" style:font-name="Times New Roman" fo:font-style="italic" officeooo:rsid="000a7534" style:font-style-asian="italic" style:font-style-complex="italic"/>
    </style:style>
    <style:style style:name="T153" style:family="text">
      <style:text-properties officeooo:rsid="0160d7ef"/>
    </style:style>
    <style:style style:name="T154" style:family="text">
      <style:text-properties officeooo:rsid="0072f07f"/>
    </style:style>
    <style:style style:name="T155" style:family="text">
      <style:text-properties officeooo:rsid="0268e0aa"/>
    </style:style>
    <style:style style:name="T156" style:family="text">
      <style:text-properties officeooo:rsid="026ec296"/>
    </style:style>
    <style:style style:name="T157" style:family="text">
      <style:text-properties officeooo:rsid="0272f9e5"/>
    </style:style>
    <style:style style:name="T158" style:family="text">
      <style:text-properties officeooo:rsid="02757f12"/>
    </style:style>
    <style:style style:name="T159" style:family="text">
      <style:text-properties officeooo:rsid="02735980"/>
    </style:style>
    <style:style style:name="T160" style:family="text">
      <style:text-properties officeooo:rsid="01b6dc57"/>
    </style:style>
    <style:style style:name="T161" style:family="text">
      <style:text-properties officeooo:rsid="00b5d2d1"/>
    </style:style>
    <style:style style:name="T162" style:family="text">
      <style:text-properties officeooo:rsid="015f088a"/>
    </style:style>
    <style:style style:name="T163" style:family="text">
      <style:text-properties officeooo:rsid="01f8729d"/>
    </style:style>
    <style:style style:name="T164" style:family="text">
      <style:text-properties officeooo:rsid="010c4d3a"/>
    </style:style>
    <style:style style:name="T165" style:family="text">
      <style:text-properties fo:font-size="16pt" style:font-size-asian="16pt" style:font-size-complex="16pt"/>
    </style:style>
    <style:style style:name="T166" style:family="text">
      <style:text-properties officeooo:rsid="00b6801f"/>
    </style:style>
    <style:style style:name="T167" style:family="text">
      <style:text-properties officeooo:rsid="014407b5"/>
    </style:style>
    <style:style style:name="T168" style:family="text">
      <style:text-properties officeooo:rsid="008d016c"/>
    </style:style>
    <style:style style:name="T169" style:family="text">
      <style:text-properties officeooo:rsid="009e3fdd"/>
    </style:style>
    <style:style style:name="T170" style:family="text">
      <style:text-properties officeooo:rsid="00a4cf55"/>
    </style:style>
    <style:style style:name="T171" style:family="text">
      <style:text-properties officeooo:rsid="005a3fa8"/>
    </style:style>
    <style:style style:name="T172" style:family="text">
      <style:text-properties officeooo:rsid="00415f3a"/>
    </style:style>
    <style:style style:name="T173" style:family="text">
      <style:text-properties officeooo:rsid="00386ebd"/>
    </style:style>
    <style:style style:name="T174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5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6" style:family="text">
      <style:text-properties officeooo:rsid="00a59a60"/>
    </style:style>
    <style:style style:name="T177" style:family="text">
      <style:text-properties officeooo:rsid="01fe03f2"/>
    </style:style>
    <style:style style:name="T178" style:family="text">
      <style:text-properties officeooo:rsid="0096b4e2"/>
    </style:style>
    <style:style style:name="T179" style:family="text">
      <style:text-properties officeooo:rsid="0032e83a"/>
    </style:style>
    <style:style style:name="T180" style:family="text">
      <style:text-properties officeooo:rsid="002b33ed"/>
    </style:style>
    <style:style style:name="T181" style:family="text">
      <style:text-properties officeooo:rsid="00a59037"/>
    </style:style>
    <style:style style:name="T182" style:family="text">
      <style:text-properties fo:font-weight="normal" style:font-weight-asian="normal" style:font-weight-complex="normal"/>
    </style:style>
    <style:style style:name="T183" style:family="text">
      <style:text-properties fo:font-weight="normal" officeooo:rsid="000a7534" style:font-weight-asian="normal" style:font-weight-complex="normal"/>
    </style:style>
    <style:style style:name="T184" style:family="text">
      <style:text-properties fo:color="#000000" loext:opacity="100%" style:font-name="Bitstream Vera Sans6" fo:font-size="10pt" fo:language="fr" fo:country="FR" officeooo:rsid="0009d3b8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185" style:family="text">
      <style:text-properties fo:color="#000000" loext:opacity="100%" style:font-name="Bitstream Vera Sans6" fo:font-size="10pt" fo:language="fr" fo:country="FR" officeooo:rsid="000a7534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186" style:family="text">
      <style:text-properties officeooo:rsid="0009d3b8"/>
    </style:style>
    <style:style style:name="T187" style:family="text">
      <style:text-properties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88" style:family="text">
      <style:text-properties officeooo:rsid="000a7534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officeooo:rsid="000a7534" style:font-weight-asian="bold" style:font-weight-complex="bold"/>
    </style:style>
    <style:style style:name="T191" style:family="text">
      <style:text-properties style:font-name="OpenSymbol1" officeooo:rsid="000a7534"/>
    </style:style>
    <style:style style:name="T192" style:family="text"/>
    <style:style style:name="T19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9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Lucida Sans Unicode1" style:font-size-asian="8pt" style:font-style-asian="normal" style:font-weight-asian="normal" style:font-name-complex="Tahoma2" style:font-size-complex="8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Tahoma2" style:font-size-complex="9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0000" loext:opacity="100%" style:text-outline="false" style:text-line-through-style="none" style:text-line-through-type="none" style:font-name="Bitstream Vera Sans1" fo:font-size="7pt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546*" fo:start-indent="0cm" fo:end-indent="0.273cm"/>
          <style:column style:rel-width="2557*" fo:start-indent="0.273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7394" svg:stroke-width="0.041cm" svg:stroke-color="#ff0000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solid" draw:stroke-dash="Dashed_20__28_var_29__20_7391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solid" draw:stroke-dash="Dashed_20__28_var_29__20_7397" svg:stroke-width="0.041cm" svg:stroke-color="#18a303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solid" draw:stroke-dash="Dashed_20__28_var_29__20_7395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solid" draw:stroke-dash="Dashed_20__28_var_29__20_7398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dash" draw:stroke-dash="Dashed_20__28_var_29__20_7399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dash" draw:stroke-dash="Dashed_20__28_var_29__20_7400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dash" draw:stroke-dash="Dashed_20__28_var_29__20_7401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dash" draw:stroke-dash="Dashed_20__28_var_29__20_7402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dash" draw:stroke-dash="Dashed_20__28_var_29__20_7403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dash" draw:stroke-dash="Dashed_20__28_var_29__20_7404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dash" draw:stroke-dash="Dashed_20__28_var_29__20_7405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dash" draw:stroke-dash="Dashed_20__28_var_29__20_7406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dash" draw:stroke-dash="Dashed_20__28_var_29__20_7407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dash" draw:stroke-dash="Dashed_20__28_var_29__20_7408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none" draw:fill-color="#b3b3b3" draw:textarea-horizontal-align="left" draw:auto-grow-height="true" draw:auto-grow-width="true" fo:min-height="0.594cm" fo:min-width="1.63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solid" svg:stroke-width="0.03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19cm" svg:stroke-color="#c5000b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ed_20__28_var_29__20_616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52cm" fo:min-width="1.49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draw:stroke-dash="Dashed_20__28_var_29__20_616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5cm" fo:min-width="1.2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ed_20__28_var_29__20_6163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36cm" fo:min-width="0.92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3cm" svg:stroke-color="#ff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solid" svg:stroke-width="0.019cm" svg:stroke-color="#008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19cm" svg:stroke-color="#0047ff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ed_20__28_var_29__20_6156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54cm" fo:min-width="1.28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draw:stroke-dash="Dashed_20__28_var_29__20_6157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52cm" fo:min-width="1.28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draw:stroke-dash="Dashed_20__28_var_29__20_6158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36cm" fo:min-width="0.92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draw:stroke-dash="Dashed_20__28_var_29__20_6159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54cm" fo:min-width="1.31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draw:stroke-dash="Dashed_20__28_var_29__20_6160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36cm" fo:min-width="0.92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draw:stroke-dash="Dashed_20__28_var_29__20_6159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54cm" fo:min-width="1.2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solid" draw:stroke-dash="Dashed_20__28_var_29__20_7542" svg:stroke-width="0.019cm" svg:stroke-color="#000000" draw:marker-start-width="0.482cm" draw:marker-start-center="false" draw:marker-end-width="0.482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ed_20__28_var_29__20_7543" svg:stroke-width="0.019cm" svg:stroke-color="#000000" draw:marker-start-width="0.483cm" draw:marker-start-center="false" draw:marker-end-width="0.48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309cm" fo:min-width="0.65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solid" svg:stroke-width="0.019cm" svg:stroke-color="#b3b3b3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" style:family="graphic">
      <style:graphic-properties draw:stroke="none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3" style:family="graphic">
      <style:graphic-properties draw:stroke="solid" svg:stroke-width="0.03cm" svg:stroke-color="#000000" draw:marker-start-width="0.295cm" draw:marker-start-center="false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0.4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solid" svg:stroke-width="0.06cm" svg:stroke-color="#7fb241" draw:marker-start-width="0.356cm" draw:marker-start-center="false" draw:marker-end-width="0.356cm" draw:marker-end-center="false" draw:fill="solid" draw:fill-color="#a9ce7b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56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0.4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0.46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1.07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solid" svg:stroke-width="0.041cm" svg:stroke-color="#d3802c" draw:marker-start-width="0.395cm" draw:marker-start-center="false" draw:marker-end-width="0.395cm" draw:marker-end-center="false" draw:fill="none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1" style:family="graphic">
      <style:graphic-properties draw:stroke="none" draw:stroke-dash="Dashed_20__28_var_29__20_7535" svg:stroke-width="0.019cm" svg:stroke-color="#b3b3b3" draw:marker-start-width="0.342cm" draw:marker-start-center="false" draw:marker-end-width="0.342cm" draw:marker-end-center="false" draw:fill="solid" draw:fill-color="#ead680" style:repeat="repeat" draw:textarea-horizontal-align="justify" draw:textarea-vertical-align="middle" draw:auto-grow-height="false" fo:min-height="3.251cm" fo:min-width="3.016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2" style:family="graphic">
      <style:graphic-properties draw:stroke="none" draw:stroke-dash="Dashed_20__28_var_29__20_7536" svg:stroke-width="0.019cm" svg:stroke-color="#b3b3b3" draw:marker-start-width="0.372cm" draw:marker-start-center="false" draw:marker-end-width="0.372cm" draw:marker-end-center="false" draw:fill="solid" draw:fill-color="#ead680" style:repeat="repeat" draw:textarea-horizontal-align="justify" draw:textarea-vertical-align="middle" draw:auto-grow-height="false" fo:min-height="2.08cm" fo:min-width="1.863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" style:family="graphic">
      <style:graphic-properties style:writing-mode="lr-tb" style:run-through="foreground"/>
    </style:style>
    <style:style style:name="gr64" style:family="graphic">
      <style:graphic-properties draw:stroke="none" draw:stroke-dash="Dashed_20__28_var_29__20_7537" svg:stroke-width="0.019cm" svg:stroke-color="#b3b3b3" draw:marker-start-width="0.372cm" draw:marker-start-center="false" draw:marker-end-width="0.372cm" draw:marker-end-center="false" draw:fill="solid" draw:fill-color="#ead680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" style:family="graphic">
      <style:graphic-properties draw:stroke="solid" draw:stroke-dash="Dashed_20__28_var_29__20_7538" svg:stroke-width="0.019cm" svg:stroke-color="#b3b3b3" draw:marker-start-width="0.222cm" draw:marker-start-center="false" draw:marker-end-width="0.222cm" draw:marker-end-center="false" draw:fill="solid" draw:fill-color="#ffe6b3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6" style:family="graphic">
      <style:graphic-properties draw:stroke="none" draw:stroke-dash="Dashed_20__28_var_29__20_7539" svg:stroke-width="0.019cm" svg:stroke-color="#b3b3b3" draw:marker-start-width="0.222cm" draw:marker-start-center="false" draw:marker-end-width="0.222cm" draw:marker-end-center="false" draw:fill="solid" draw:fill-color="#ffe6b3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7" style:family="graphic">
      <style:graphic-properties draw:stroke="none" draw:stroke-dash="Dashed_20__28_var_29__20_7540" svg:stroke-width="0.019cm" svg:stroke-color="#b3b3b3" draw:marker-start-width="0.222cm" draw:marker-start-center="false" draw:marker-end-width="0.222cm" draw:marker-end-center="false" draw:fill="solid" draw:fill-color="#ffe6b3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8" style:family="graphic">
      <style:graphic-properties draw:stroke="none" draw:stroke-dash="Dashed_20__28_var_29__20_7541" svg:stroke-width="0.019cm" svg:stroke-color="#b3b3b3" draw:marker-start-width="0.342cm" draw:marker-start-center="false" draw:marker-end-width="0.342cm" draw:marker-end-center="false" draw:fill="solid" draw:fill-color="#ead680" style:repeat="repeat" draw:textarea-horizontal-align="justify" draw:textarea-vertical-align="middle" draw:auto-grow-height="false" fo:min-height="0.863cm" fo:min-width="0.649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332cm" fo:min-width="0.71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dash" draw:stroke-dash="Fine_20_Dashed" svg:stroke-width="0.041cm" svg:stroke-color="#3399ff" draw:marker-start-width="0.377cm" draw:marker-start-center="false" draw:marker-end-width="0.377cm" draw:marker-end-center="false" draw:fill="solid" draw:fill-color="#99ccff" draw:textarea-horizontal-align="justify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71" style:family="graphic">
      <style:graphic-properties draw:stroke="dash" draw:stroke-dash="Fine_20_Dashed" svg:stroke-width="0.041cm" svg:stroke-color="#3399ff" draw:marker-start-width="0.393cm" draw:marker-start-center="false" draw:marker-end-width="0.393cm" draw:marker-end-center="false" draw:fill="solid" draw:fill-color="#99ccff" draw:textarea-horizontal-align="justify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72" style:family="graphic">
      <style:graphic-properties draw:stroke="dash" draw:stroke-dash="Fine_20_Dashed" svg:stroke-width="0.041cm" svg:stroke-color="#9d0f89" draw:marker-start-width="0.161cm" draw:marker-start-center="false" draw:marker-end-width="0.161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3" style:family="graphic">
      <style:graphic-properties draw:stroke="none" draw:stroke-dash="Dashed_20__28_var_29__20_7515" svg:stroke-width="0.019cm" svg:stroke-color="#000000" draw:marker-start-width="0.302cm" draw:marker-start-center="false" draw:marker-end-width="0.302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4" style:family="graphic">
      <style:graphic-properties draw:stroke="none" draw:stroke-dash="Dashed_20__28_var_29__20_7516" svg:stroke-width="0.019cm" svg:stroke-color="#000000" draw:marker-start-width="0.302cm" draw:marker-start-center="false" draw:marker-end-width="0.302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5" style:family="graphic">
      <style:graphic-properties draw:stroke="none" draw:stroke-dash="Dashed_20__28_var_29__20_7517" svg:stroke-width="0.019cm" svg:stroke-color="#000000" draw:marker-start-width="0.302cm" draw:marker-start-center="false" draw:marker-end-width="0.302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none" draw:stroke-dash="Dashed_20__28_var_29__20_7518" svg:stroke-width="0.019cm" svg:stroke-color="#000000" draw:marker-start-width="0.302cm" draw:marker-start-center="false" draw:marker-end-width="0.302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none" draw:stroke-dash="Dashed_20__28_var_29__20_7519" svg:stroke-width="0.019cm" svg:stroke-color="#000000" draw:marker-start-width="0.302cm" draw:marker-start-center="false" draw:marker-end-width="0.302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solid" draw:stroke-dash="Dashed_20__28_var_29__20_7520" svg:stroke-width="0.041cm" svg:stroke-color="#9d0f89" draw:marker-start-width="0.411cm" draw:marker-start-center="false" draw:marker-end-width="0.411cm" draw:marker-end-center="false" draw:fill="solid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9" style:family="graphic">
      <style:graphic-properties draw:stroke="solid" draw:stroke-dash="Dashed_20__28_var_29__20_7521" svg:stroke-width="0.041cm" svg:stroke-color="#9d0f89" draw:marker-start-width="0.411cm" draw:marker-start-center="false" draw:marker-end-width="0.411cm" draw:marker-end-center="false" draw:fill="solid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0" style:family="graphic">
      <style:graphic-properties draw:stroke="solid" draw:stroke-dash="Dashed_20__28_var_29__20_7522" svg:stroke-width="0.041cm" svg:stroke-color="#9d0f89" draw:marker-start-width="0.411cm" draw:marker-start-center="false" draw:marker-end-width="0.411cm" draw:marker-end-center="false" draw:fill="solid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ed_20__28_var_29__20_7523" svg:stroke-width="0.041cm" svg:stroke-color="#9d0f89" draw:marker-start-width="0.411cm" draw:marker-start-center="false" draw:marker-end-width="0.411cm" draw:marker-end-center="false" draw:fill="solid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Dashed_20__28_var_29__20_7524" svg:stroke-width="0.041cm" svg:stroke-color="#9d0f89" draw:marker-start-width="0.411cm" draw:marker-start-center="false" draw:marker-end-width="0.411cm" draw:marker-end-center="false" draw:fill="solid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Dashed_20__28_var_29__20_7525" svg:stroke-width="0.041cm" svg:stroke-color="#9d0f89" draw:marker-start-width="0.411cm" draw:marker-start-center="false" draw:marker-end-width="0.411cm" draw:marker-end-center="false" draw:fill="solid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ed_20__28_var_29__20_7526" svg:stroke-width="0.041cm" svg:stroke-color="#9d0f89" draw:marker-start-width="0.411cm" draw:marker-start-center="false" draw:marker-end-width="0.411cm" draw:marker-end-center="false" draw:fill="solid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" style:family="graphic">
      <style:graphic-properties draw:stroke="solid" draw:stroke-dash="Dashed_20__28_var_29__20_7527" svg:stroke-width="0.041cm" svg:stroke-color="#9d0f89" draw:marker-start-width="0.411cm" draw:marker-start-center="false" draw:marker-end-width="0.411cm" draw:marker-end-center="false" draw:fill="solid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8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4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88" draw:name="Shape3_39" draw:style-name="gr9" draw:text-style-name="P121" svg:x1="10.474cm" svg:y1="1.418cm" svg:x2="21.939cm" svg:y2="1.365cm">
        <text:p/>
      </draw:line>
      <draw:frame text:anchor-type="page" text:anchor-page-number="1" draw:z-index="287" draw:name="Shape2_0" draw:style-name="gr10" draw:text-style-name="P118" svg:width="3.857cm" svg:height="0.757cm" draw:transform="rotate (0.0872664625997165) translate (0.770819444444445cm 1.38818055555556cm)">
        <draw:text-box>
          <text:p text:style-name="P116"><text:span text:style-name="T193">Série 5</text:span></text:p>
        </draw:text-box>
      </draw:frame>
      <draw:line text:anchor-type="page" text:anchor-page-number="2" draw:z-index="285" draw:name="Shape3_5" draw:style-name="gr9" draw:text-style-name="P121" svg:x1="10.585cm" svg:y1="1.447cm" svg:x2="22.05cm" svg:y2="1.394cm">
        <text:p/>
      </draw:line>
      <draw:frame text:anchor-type="page" text:anchor-page-number="2" draw:z-index="284" draw:name="Shape2_4" draw:style-name="gr10" draw:text-style-name="P118" svg:width="3.857cm" svg:height="0.757cm" draw:transform="rotate (0.0872664625997165) translate (0.770819444444445cm 1.38818055555556cm)">
        <draw:text-box>
          <text:p text:style-name="P116"><text:span text:style-name="T193">Série 5</text:span></text:p>
        </draw:text-box>
      </draw:frame>
      <draw:path text:anchor-type="page" text:anchor-page-number="2" draw:z-index="277" draw:name="Shape1_0" draw:style-name="gr86" draw:text-style-name="P119" svg:width="4.329cm" svg:height="2.24cm" svg:x="0cm" svg:y="0.001cm" svg:viewBox="0 0 4330 2241" svg:d="M0 2241l3984-288c209-15 363-168 345-342l-170-1611h-4159z">
        <text:p/>
      </draw:path>
      <draw:path text:anchor-type="page" text:anchor-page-number="1" draw:z-index="276" draw:name="Shape1_11" draw:style-name="gr86" draw:text-style-name="P119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2224212114" text:style-name="_5f_Numérotation_20_des_20_exercices">
          <text:list-item>
            <text:h text:style-name="P113" text:outline-level="1"><text:span text:style-name="_5f_Caractères">Sachant que AB = 9 cm ; BC = 21 cm ; CD = 11 cm ; DE = 9 cm ; EF = 11 cm ; <text:s/>GH = 7 cm .</text:span></text:h>
          </text:list-item>
        </text:list>
        <text:h text:style-name="_5f_Paragraphe" text:outline-level="1"><draw:g text:anchor-type="paragraph" draw:z-index="280" draw:name="Shape32" draw:style-name="gr38"><draw:frame draw:style-name="gr54" draw:text-style-name="P136" svg:width="0.78cm" svg:height="0.712cm" svg:x="1.173cm" svg:y="0.016cm"><draw:text-box><text:p text:style-name="P133"><text:span text:style-name="T197">A</text:span></text:p></draw:text-box></draw:frame><draw:polygon draw:style-name="gr55" draw:text-style-name="P137" svg:width="5.344cm" svg:height="3.643cm" svg:x="1.724cm" svg:y="0.549cm" svg:viewBox="0 0 5345 3644" draw:points="1605,0 5345,2007 3388,3644 0,2364"><text:p/></draw:polygon><draw:frame draw:style-name="gr56" draw:text-style-name="P136" svg:width="0.773cm" svg:height="0.678cm" svg:x="2.974cm" svg:y="0.004cm"><draw:text-box><text:p text:style-name="P133"><text:span text:style-name="T197">B</text:span></text:p></draw:text-box></draw:frame><draw:frame draw:style-name="gr57" draw:text-style-name="P136" svg:width="0.454cm" svg:height="0.664cm" svg:x="6.941cm" svg:y="0.071cm"><draw:text-box><text:p text:style-name="P133"><text:span text:style-name="T197">C</text:span></text:p></draw:text-box></draw:frame><draw:frame draw:style-name="gr58" draw:text-style-name="P136" svg:width="0.77cm" svg:height="0.717cm" svg:x="6.918cm" svg:y="2.188cm"><draw:text-box><text:p text:style-name="P133"><text:span text:style-name="T197">D</text:span></text:p></draw:text-box></draw:frame><draw:frame draw:style-name="gr57" draw:text-style-name="P136" svg:width="0.646cm" svg:height="0.664cm" svg:x="6.874cm" svg:y="4.075cm"><draw:text-box><text:p text:style-name="P133"><text:span text:style-name="T197">E</text:span></text:p></draw:text-box></draw:frame><draw:frame draw:style-name="gr59" draw:text-style-name="P136" svg:width="0.528cm" svg:height="1.322cm" svg:x="4.954cm" svg:y="4.068cm"><draw:text-box><text:p text:style-name="P133"><text:span text:style-name="T197">F</text:span></text:p></draw:text-box></draw:frame><draw:frame draw:style-name="gr57" draw:text-style-name="P136" svg:width="0.643cm" svg:height="0.664cm" svg:x="1.201cm" svg:y="4.056cm"><draw:text-box><text:p text:style-name="P133"><text:span text:style-name="T197">G</text:span></text:p></draw:text-box></draw:frame><draw:frame draw:style-name="gr57" draw:text-style-name="P136" svg:width="0.643cm" svg:height="0.664cm" svg:x="1.088cm" svg:y="2.521cm"><draw:text-box><text:p text:style-name="P133"><text:span text:style-name="T197">H</text:span></text:p></draw:text-box></draw:frame><draw:rect draw:style-name="gr60" draw:text-style-name="P138" svg:width="5.354cm" svg:height="3.647cm" svg:x="1.73cm" svg:y="0.551cm"><text:p/></draw:rect></draw:g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>Calcule le périmètre du rectangle ACEG.</text:span></text:h>
        <text:h text:style-name="_5f_Paragraphe_5f_Correction" text:outline-level="1"><text:span text:style-name="_5f_Caractères">p=(AB+BC)+(CD+DE)+(EF+FG)+(GH+HA)</text:span></text:h>
        <text:h text:style-name="_5f_Paragraphe_5f_Correction" text:outline-level="1"><text:span text:style-name="_5f_Caractères">Les longueurs GF et HA ne sont pas données.</text:span></text:h>
        <text:h text:style-name="_5f_Paragraphe_5f_Correction" text:outline-level="1"><text:span text:style-name="_5f_Caractères">Or ACEG est un rectangle, donc EF+FG= AB+BC</text:span></text:h>
        <text:h text:style-name="_5f_Paragraphe_5f_Correction" text:outline-level="1"><text:span text:style-name="_5f_Caractères">et GH+HA=CD+DE</text:span></text:h>
        <text:h text:style-name="_5f_Paragraphe_5f_Correction" text:outline-level="1"><text:span text:style-name="_5f_Caractères">p=(AB+BC)+(CD+DE)+(AB+BC)+(CD+DE)</text:span></text:h>
        <text:h text:style-name="_5f_Paragraphe_5f_Correction" text:outline-level="1"><text:span text:style-name="_5f_Caractères">p=(9+21)+(11+9)+(9+21)+(11+9)</text:span></text:h>
        <text:h text:style-name="_5f_Paragraphe_5f_Correction" text:outline-level="1"><text:span text:style-name="_5f_Caractères">p=100 cm</text:span></text:h>
        <text:list xml:id="list205757817438419" text:continue-numbering="true" text:style-name="_5f_Numérotation_20_des_20_exercices">
          <text:list-item>
            <text:h text:style-name="P114" text:outline-level="1"><text:span text:style-name="_5f_Caractères"><text:s/>Parcours de santé</text:span></text:h>
            <text:list>
              <text:list-item>
                <text:p text:style-name="P112"><draw:g text:anchor-type="paragraph" draw:z-index="286" draw:name="Forme1" draw:style-name="gr11"><draw:g draw:style-name="gr12"><draw:ellipse draw:style-name="gr13" draw:text-style-name="P122" svg:width="0.101cm" svg:height="0.089cm" svg:x="2.738cm" svg:y="1.616cm"><text:p/></draw:ellipse><draw:ellipse draw:style-name="gr13" draw:text-style-name="P122" svg:width="0.085cm" svg:height="0.091cm" svg:x="3.625cm" svg:y="2.496cm"><text:p/></draw:ellipse><draw:ellipse draw:style-name="gr13" draw:text-style-name="P122" svg:width="0.085cm" svg:height="0.089cm" svg:x="3.625cm" svg:y="1.616cm"><text:p/></draw:ellipse><draw:ellipse draw:style-name="gr13" draw:text-style-name="P122" svg:width="0.101cm" svg:height="0.091cm" svg:x="2.738cm" svg:y="2.496cm"><text:p/></draw:ellipse><draw:ellipse draw:style-name="gr13" draw:text-style-name="P122" svg:width="0.101cm" svg:height="0.092cm" svg:x="2.738cm" svg:y="3.378cm"><text:p/></draw:ellipse><draw:ellipse draw:style-name="gr13" draw:text-style-name="P122" svg:width="0.085cm" svg:height="0.098cm" svg:x="3.625cm" svg:y="4.258cm"><text:p/></draw:ellipse><draw:ellipse draw:style-name="gr13" draw:text-style-name="P122" svg:width="0.085cm" svg:height="0.092cm" svg:x="3.625cm" svg:y="3.378cm"><text:p/></draw:ellipse><draw:ellipse draw:style-name="gr13" draw:text-style-name="P122" svg:width="0.101cm" svg:height="0.098cm" svg:x="2.738cm" svg:y="4.258cm"><text:p/></draw:ellipse><draw:ellipse draw:style-name="gr13" draw:text-style-name="P122" svg:width="0.101cm" svg:height="0.1cm" svg:x="2.738cm" svg:y="5.137cm"><text:p/></draw:ellipse><draw:ellipse draw:style-name="gr13" draw:text-style-name="P122" svg:width="0.085cm" svg:height="0.092cm" svg:x="3.625cm" svg:y="6.017cm"><text:p/></draw:ellipse><draw:ellipse draw:style-name="gr13" draw:text-style-name="P122" svg:width="0.085cm" svg:height="0.1cm" svg:x="3.625cm" svg:y="5.137cm"><text:p/></draw:ellipse><draw:ellipse draw:style-name="gr13" draw:text-style-name="P122" svg:width="0.101cm" svg:height="0.092cm" svg:x="2.738cm" svg:y="6.017cm"><text:p/></draw:ellipse><draw:ellipse draw:style-name="gr13" draw:text-style-name="P122" svg:width="0.101cm" svg:height="0.091cm" svg:x="2.738cm" svg:y="6.899cm"><text:p/></draw:ellipse><draw:ellipse draw:style-name="gr13" draw:text-style-name="P122" svg:width="0.085cm" svg:height="0.091cm" svg:x="3.625cm" svg:y="6.899cm"><text:p/></draw:ellipse><draw:ellipse draw:style-name="gr13" draw:text-style-name="P122" svg:width="0.101cm" svg:height="0.089cm" svg:x="4.509cm" svg:y="1.616cm"><text:p/></draw:ellipse><draw:ellipse draw:style-name="gr13" draw:text-style-name="P122" svg:width="0.096cm" svg:height="0.091cm" svg:x="5.396cm" svg:y="2.496cm"><text:p/></draw:ellipse><draw:ellipse draw:style-name="gr13" draw:text-style-name="P122" svg:width="0.096cm" svg:height="0.089cm" svg:x="5.396cm" svg:y="1.616cm"><text:p/></draw:ellipse><draw:ellipse draw:style-name="gr13" draw:text-style-name="P122" svg:width="0.101cm" svg:height="0.091cm" svg:x="4.509cm" svg:y="2.496cm"><text:p/></draw:ellipse><draw:ellipse draw:style-name="gr13" draw:text-style-name="P122" svg:width="0.101cm" svg:height="0.092cm" svg:x="4.509cm" svg:y="3.378cm"><text:p/></draw:ellipse><draw:ellipse draw:style-name="gr13" draw:text-style-name="P122" svg:width="0.096cm" svg:height="0.098cm" svg:x="5.396cm" svg:y="4.258cm"><text:p/></draw:ellipse><draw:ellipse draw:style-name="gr13" draw:text-style-name="P122" svg:width="0.096cm" svg:height="0.092cm" svg:x="5.396cm" svg:y="3.378cm"><text:p/></draw:ellipse><draw:ellipse draw:style-name="gr13" draw:text-style-name="P122" svg:width="0.101cm" svg:height="0.098cm" svg:x="4.509cm" svg:y="4.258cm"><text:p/></draw:ellipse><draw:ellipse draw:style-name="gr13" draw:text-style-name="P122" svg:width="0.101cm" svg:height="0.1cm" svg:x="4.509cm" svg:y="5.137cm"><text:p/></draw:ellipse><draw:ellipse draw:style-name="gr13" draw:text-style-name="P122" svg:width="0.096cm" svg:height="0.092cm" svg:x="5.396cm" svg:y="6.017cm"><text:p/></draw:ellipse><draw:ellipse draw:style-name="gr13" draw:text-style-name="P122" svg:width="0.096cm" svg:height="0.1cm" svg:x="5.396cm" svg:y="5.137cm"><text:p/></draw:ellipse><draw:ellipse draw:style-name="gr13" draw:text-style-name="P122" svg:width="0.101cm" svg:height="0.092cm" svg:x="4.509cm" svg:y="6.017cm"><text:p/></draw:ellipse><draw:ellipse draw:style-name="gr13" draw:text-style-name="P122" svg:width="0.101cm" svg:height="0.091cm" svg:x="4.509cm" svg:y="6.899cm"><text:p/></draw:ellipse><draw:ellipse draw:style-name="gr13" draw:text-style-name="P122" svg:width="0.096cm" svg:height="0.091cm" svg:x="5.396cm" svg:y="6.899cm"><text:p/></draw:ellipse><draw:ellipse draw:style-name="gr13" draw:text-style-name="P122" svg:width="0.103cm" svg:height="0.089cm" svg:x="6.282cm" svg:y="1.616cm"><text:p/></draw:ellipse><draw:ellipse draw:style-name="gr13" draw:text-style-name="P122" svg:width="0.085cm" svg:height="0.091cm" svg:x="7.169cm" svg:y="2.496cm"><text:p/></draw:ellipse><draw:ellipse draw:style-name="gr13" draw:text-style-name="P122" svg:width="0.085cm" svg:height="0.089cm" svg:x="7.169cm" svg:y="1.616cm"><text:p/></draw:ellipse><draw:ellipse draw:style-name="gr13" draw:text-style-name="P122" svg:width="0.103cm" svg:height="0.091cm" svg:x="6.282cm" svg:y="2.496cm"><text:p/></draw:ellipse><draw:ellipse draw:style-name="gr13" draw:text-style-name="P122" svg:width="0.103cm" svg:height="0.092cm" svg:x="6.282cm" svg:y="3.378cm"><text:p/></draw:ellipse><draw:ellipse draw:style-name="gr13" draw:text-style-name="P122" svg:width="0.085cm" svg:height="0.098cm" svg:x="7.169cm" svg:y="4.258cm"><text:p/></draw:ellipse><draw:ellipse draw:style-name="gr13" draw:text-style-name="P122" svg:width="0.085cm" svg:height="0.092cm" svg:x="7.169cm" svg:y="3.378cm"><text:p/></draw:ellipse><draw:ellipse draw:style-name="gr13" draw:text-style-name="P122" svg:width="0.103cm" svg:height="0.098cm" svg:x="6.282cm" svg:y="4.258cm"><text:p/></draw:ellipse><draw:ellipse draw:style-name="gr13" draw:text-style-name="P122" svg:width="0.103cm" svg:height="0.1cm" svg:x="6.282cm" svg:y="5.137cm"><text:p/></draw:ellipse><draw:ellipse draw:style-name="gr13" draw:text-style-name="P122" svg:width="0.085cm" svg:height="0.092cm" svg:x="7.169cm" svg:y="6.017cm"><text:p/></draw:ellipse><draw:ellipse draw:style-name="gr13" draw:text-style-name="P122" svg:width="0.085cm" svg:height="0.1cm" svg:x="7.169cm" svg:y="5.137cm"><text:p/></draw:ellipse><draw:ellipse draw:style-name="gr13" draw:text-style-name="P122" svg:width="0.103cm" svg:height="0.092cm" svg:x="6.282cm" svg:y="6.017cm"><text:p/></draw:ellipse><draw:ellipse draw:style-name="gr13" draw:text-style-name="P122" svg:width="0.103cm" svg:height="0.091cm" svg:x="6.282cm" svg:y="6.899cm"><text:p/></draw:ellipse><draw:ellipse draw:style-name="gr13" draw:text-style-name="P122" svg:width="0.085cm" svg:height="0.091cm" svg:x="7.169cm" svg:y="6.899cm"><text:p/></draw:ellipse><draw:ellipse draw:style-name="gr13" draw:text-style-name="P122" svg:width="0.091cm" svg:height="0.089cm" svg:x="8.052cm" svg:y="1.616cm"><text:p/></draw:ellipse><draw:circle draw:style-name="gr13" draw:text-style-name="P122" svg:width="0.091cm" svg:height="0.091cm" svg:x="8.052cm" svg:y="2.496cm"><text:p/></draw:circle><draw:ellipse draw:style-name="gr13" draw:text-style-name="P122" svg:width="0.091cm" svg:height="0.092cm" svg:x="8.052cm" svg:y="3.378cm"><text:p/></draw:ellipse><draw:ellipse draw:style-name="gr13" draw:text-style-name="P122" svg:width="0.091cm" svg:height="0.098cm" svg:x="8.052cm" svg:y="4.258cm"><text:p/></draw:ellipse><draw:ellipse draw:style-name="gr13" draw:text-style-name="P122" svg:width="0.091cm" svg:height="0.1cm" svg:x="8.052cm" svg:y="5.137cm"><text:p/></draw:ellipse><draw:ellipse draw:style-name="gr13" draw:text-style-name="P122" svg:width="0.091cm" svg:height="0.092cm" svg:x="8.052cm" svg:y="6.017cm"><text:p/></draw:ellipse><draw:circle draw:style-name="gr13" draw:text-style-name="P122" svg:width="0.091cm" svg:height="0.091cm" svg:x="8.052cm" svg:y="6.899cm"><text:p/></draw:circle><draw:ellipse draw:style-name="gr13" draw:text-style-name="P122" svg:width="0.092cm" svg:height="0.091cm" svg:x="0.085cm" svg:y="2.496cm"><text:p/></draw:ellipse><draw:ellipse draw:style-name="gr13" draw:text-style-name="P122" svg:width="0.092cm" svg:height="0.089cm" svg:x="0.085cm" svg:y="1.616cm"><text:p/></draw:ellipse><draw:ellipse draw:style-name="gr13" draw:text-style-name="P122" svg:width="0.092cm" svg:height="0.098cm" svg:x="0.085cm" svg:y="4.258cm"><text:p/></draw:ellipse><draw:circle draw:style-name="gr13" draw:text-style-name="P122" svg:width="0.092cm" svg:height="0.092cm" svg:x="0.085cm" svg:y="3.378cm"><text:p/></draw:circle><draw:circle draw:style-name="gr13" draw:text-style-name="P122" svg:width="0.092cm" svg:height="0.092cm" svg:x="0.085cm" svg:y="6.017cm"><text:p/></draw:circle><draw:ellipse draw:style-name="gr13" draw:text-style-name="P122" svg:width="0.092cm" svg:height="0.1cm" svg:x="0.085cm" svg:y="5.137cm"><text:p/></draw:ellipse><draw:ellipse draw:style-name="gr13" draw:text-style-name="P122" svg:width="0.092cm" svg:height="0.091cm" svg:x="0.085cm" svg:y="6.899cm"><text:p/></draw:ellipse><draw:ellipse draw:style-name="gr13" draw:text-style-name="P122" svg:width="0.091cm" svg:height="0.089cm" svg:x="0.97cm" svg:y="1.616cm"><text:p/></draw:ellipse><draw:ellipse draw:style-name="gr13" draw:text-style-name="P122" svg:width="0.098cm" svg:height="0.091cm" svg:x="1.854cm" svg:y="2.496cm"><text:p/></draw:ellipse><draw:ellipse draw:style-name="gr13" draw:text-style-name="P122" svg:width="0.098cm" svg:height="0.089cm" svg:x="1.854cm" svg:y="1.616cm"><text:p/></draw:ellipse><draw:circle draw:style-name="gr13" draw:text-style-name="P122" svg:width="0.091cm" svg:height="0.091cm" svg:x="0.97cm" svg:y="2.496cm"><text:p/></draw:circle><draw:ellipse draw:style-name="gr13" draw:text-style-name="P122" svg:width="0.091cm" svg:height="0.092cm" svg:x="0.97cm" svg:y="3.378cm"><text:p/></draw:ellipse><draw:circle draw:style-name="gr13" draw:text-style-name="P122" svg:width="0.098cm" svg:height="0.098cm" svg:x="1.854cm" svg:y="4.258cm"><text:p/></draw:circle><draw:ellipse draw:style-name="gr13" draw:text-style-name="P122" svg:width="0.098cm" svg:height="0.092cm" svg:x="1.854cm" svg:y="3.378cm"><text:p/></draw:ellipse><draw:ellipse draw:style-name="gr13" draw:text-style-name="P122" svg:width="0.091cm" svg:height="0.098cm" svg:x="0.97cm" svg:y="4.258cm"><text:p/></draw:ellipse><draw:ellipse draw:style-name="gr13" draw:text-style-name="P122" svg:width="0.091cm" svg:height="0.1cm" svg:x="0.97cm" svg:y="5.137cm"><text:p/></draw:ellipse><draw:ellipse draw:style-name="gr13" draw:text-style-name="P122" svg:width="0.098cm" svg:height="0.092cm" svg:x="1.854cm" svg:y="6.017cm"><text:p/></draw:ellipse><draw:ellipse draw:style-name="gr13" draw:text-style-name="P122" svg:width="0.098cm" svg:height="0.1cm" svg:x="1.854cm" svg:y="5.137cm"><text:p/></draw:ellipse><draw:ellipse draw:style-name="gr13" draw:text-style-name="P122" svg:width="0.091cm" svg:height="0.092cm" svg:x="0.97cm" svg:y="6.017cm"><text:p/></draw:ellipse><draw:circle draw:style-name="gr13" draw:text-style-name="P122" svg:width="0.091cm" svg:height="0.091cm" svg:x="0.97cm" svg:y="6.899cm"><text:p/></draw:circle><draw:ellipse draw:style-name="gr13" draw:text-style-name="P122" svg:width="0.098cm" svg:height="0.091cm" svg:x="1.854cm" svg:y="6.899cm"><text:p/></draw:ellipse></draw:g><draw:ellipse draw:style-name="gr14" draw:text-style-name="P123" svg:width="3.55cm" svg:height="3.534cm" svg:x="0.127cm" svg:y="3.419cm" draw:kind="arc" draw:start-angle="90.3" draw:end-angle="270.39"><text:p/></draw:ellipse><draw:line draw:style-name="gr15" draw:text-style-name="P123" svg:x1="1.912cm" svg:y1="6.943cm" svg:x2="4.554cm" svg:y2="6.943cm"><text:p/></draw:line><draw:ellipse draw:style-name="gr16" draw:text-style-name="P123" svg:width="1.773cm" svg:height="1.763cm" svg:x="3.673cm" svg:y="5.188cm" draw:kind="arc" draw:start-angle="270.2" draw:end-angle="1.65"><text:p/></draw:ellipse><draw:ellipse draw:style-name="gr16" draw:text-style-name="P123" svg:width="1.773cm" svg:height="1.765cm" svg:x="5.444cm" svg:y="5.188cm" draw:kind="arc" draw:start-angle="90.71" draw:end-angle="180.93"><text:p/></draw:ellipse><draw:ellipse draw:style-name="gr14" draw:text-style-name="P123" svg:width="3.546cm" svg:height="3.53cm" svg:x="4.553cm" svg:y="1.653cm" draw:kind="arc" draw:start-angle="269.6" draw:end-angle="89.71"><text:p/></draw:ellipse><draw:line draw:style-name="gr17" draw:text-style-name="P123" svg:x1="6.339cm" svg:y1="1.655cm" svg:x2="4.56cm" svg:y2="1.655cm"><text:p/></draw:line><draw:ellipse draw:style-name="gr16" draw:text-style-name="P123" svg:width="1.773cm" svg:height="1.765cm" svg:x="3.682cm" svg:y="1.657cm" draw:kind="arc" draw:start-angle="90.71" draw:end-angle="180.93"><text:p/></draw:ellipse><draw:ellipse draw:style-name="gr16" draw:text-style-name="P123" svg:width="1.782cm" svg:height="1.766cm" svg:x="1.914cm" svg:y="1.663cm" draw:kind="arc" draw:start-angle="270.2" draw:end-angle="1.65"><text:p/></draw:ellipse><draw:line draw:style-name="gr18" draw:text-style-name="P123" svg:x1="1.898cm" svg:y1="3.413cm" svg:x2="2.795cm" svg:y2="3.413cm"><text:p/></draw:line><draw:g draw:style-name="gr12"><draw:line draw:style-name="gr19" draw:text-style-name="P123" svg:x1="1.898cm" svg:y1="3.413cm" svg:x2="1.909cm" svg:y2="6.94cm"><text:p/></draw:line><draw:line draw:style-name="gr20" draw:text-style-name="P123" svg:x1="0.134cm" svg:y1="5.178cm" svg:x2="1.906cm" svg:y2="5.178cm"><text:p/></draw:line><draw:line draw:style-name="gr21" draw:text-style-name="P123" svg:x1="2.782cm" svg:y1="3.422cm" svg:x2="2.782cm" svg:y2="2.547cm"><text:p/></draw:line><draw:line draw:style-name="gr22" draw:text-style-name="P123" svg:x1="2.808cm" svg:y1="2.547cm" svg:x2="4.573cm" svg:y2="2.547cm"><text:p/></draw:line><draw:line draw:style-name="gr23" draw:text-style-name="P123" svg:x1="4.567cm" svg:y1="2.539cm" svg:x2="4.56cm" svg:y2="1.655cm"><text:p/></draw:line><draw:line draw:style-name="gr24" draw:text-style-name="P123" svg:x1="6.334cm" svg:y1="1.655cm" svg:x2="6.313cm" svg:y2="5.182cm"><text:p/></draw:line><draw:line draw:style-name="gr25" draw:text-style-name="P123" svg:x1="6.327cm" svg:y1="3.413cm" svg:x2="8.099cm" svg:y2="3.413cm"><text:p/></draw:line><draw:line draw:style-name="gr26" draw:text-style-name="P123" svg:x1="6.313cm" svg:y1="5.178cm" svg:x2="6.324cm" svg:y2="6.053cm"><text:p/></draw:line><draw:line draw:style-name="gr27" draw:text-style-name="P123" svg:x1="4.56cm" svg:y1="6.066cm" svg:x2="6.329cm" svg:y2="6.066cm"><text:p/></draw:line><draw:line draw:style-name="gr28" draw:text-style-name="P123" svg:x1="4.56cm" svg:y1="6.066cm" svg:x2="4.56cm" svg:y2="6.95cm"><text:p/></draw:line></draw:g><draw:frame draw:style-name="gr29" draw:text-style-name="P125" svg:width="1.638cm" svg:height="0.595cm" svg:x="0.686cm" svg:y="1.745cm"><draw:text-box><text:p text:style-name="P124"><text:span text:style-name="T194">500 m</text:span></text:p></draw:text-box></draw:frame><draw:line draw:style-name="gr30" draw:text-style-name="P126" svg:x1="1.009cm" svg:y1="2.547cm" svg:x2="1.904cm" svg:y2="2.547cm"><text:p/></draw:line></draw:g><text:span text:style-name="_5f_Caractères">Sur le parcours de santé ci-dessous, repasse en vert les petits arcs de cercle de même rayon, et repasse en rouge les grands arcs de cercle de même rayon.</text:span></text:p>
              </text:list-item>
            </text:list>
          </text:list-item>
        </text:list>
        <text:h text:style-name="_5f_Paragraphe" text:outline-level="1"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205758334222633" text:continue-numbering="true" text:style-name="_5f_Numérotation_20_des_20_exercices">
          <text:list-item>
            <text:list>
              <text:list-item>
                <text:p text:style-name="P112"><text:span text:style-name="_5f_Caractères">Calcule la longueur réelle du parcours de santé ci-dessous, au mètre près</text:span></text:p>
              </text:list-item>
            </text:list>
          </text:list-item>
        </text:list>
        <text:h text:style-name="_5f_Paragraphe_5f_Correction" text:outline-level="1"><text:span text:style-name="_5f_Caractères">Il y a 4 petits arcs verts de rayon 500 m et 4 grands de rayon 1 000 m</text:span></text:h>
        <text:h text:style-name="_5f_Paragraphe_5f_Correction" text:outline-level="1"><text:span text:style-name="_5f_Caractères">Chaque arc est un quart de cercle.</text:span></text:h>
        <text:h text:style-name="_5f_Paragraphe_5f_Correction" text:outline-level="1"><text:span text:style-name="_5f_Caractères">La longueur de ces 4 arcs est égale à la longueur d'un cercle complet soit 2x500xπ=1 000xπ pour les petits et 2x1 000xπ=2 000xπ pour les grands.</text:span></text:h>
        <text:h text:style-name="_5f_Paragraphe_5f_Correction" text:outline-level="1"><text:span text:style-name="_5f_Caractères">La longueur réelle de ce parcours de santé est la somme de ces deux longueurs à laquelle il faut ajouter les longueurs des 3 segments : un est de longueur 500 m, un autre de longueur <text:s/>1 000 m et le dernier de longueur <text:s/>1 500 m.</text:span></text:h>
        <text:h text:style-name="_5f_Paragraphe_5f_Correction" text:outline-level="1"><text:span text:style-name="_5f_Caractères">p=1 000xπ+2 000xπ+500+1 000+1 500</text:span></text:h>
        <text:h text:style-name="_5f_Paragraphe_5f_Correction" text:outline-level="1"><text:span text:style-name="_5f_Caractères">soit environ 12 425 m.</text:span></text:h>
        <text:list xml:id="list205758976174782" text:continue-numbering="true" text:style-name="_5f_Numérotation_20_des_20_exercices">
          <text:list-item>
            <text:h text:style-name="P115" text:outline-level="1"><text:span text:style-name="_5f_Caractères">On considère un rectangle de largeur l et de longueur L . On triple sa longueur et on triple sa largeur. Par combien est multiplié le périmètre de ce rectangle ?</text:span></text:h>
          </text:list-item>
        </text:list>
        <text:h text:style-name="_5f_Paragraphe_5f_Correction" text:outline-level="1"><text:span text:style-name="_5f_Caractères">Le périmètre de ce rectangle sera multiplié par 3.</text:span></text:h>
        <text:list xml:id="list205759660375178" text:continue-numbering="true" text:style-name="_5f_Numérotation_20_des_20_exercices">
          <text:list-item>
            <text:h text:style-name="P115" text:outline-level="1"><text:span text:style-name="_5f_Caractères">Sur la figure ci-dessous, le point X se déplace librement sur [DC].</text:span></text:h>
          </text:list-item>
        </text:list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h text:style-name="_5f_Tableau_5f_Centré_5f_Gras" text:outline-level="1"><draw:g text:anchor-type="paragraph" draw:z-index="278" draw:name="Shape31" draw:style-name="gr38"><draw:line draw:style-name="gr72" draw:text-style-name="P143" svg:x1="1.373cm" svg:y1="0.665cm" svg:x2="0.873cm" svg:y2="2.438cm"><text:p/></draw:line><draw:frame draw:style-name="gr73" draw:text-style-name="P136" svg:width="0.357cm" svg:height="0.664cm" svg:x="-0.211cm" svg:y="0.199cm"><draw:text-box><text:p text:style-name="P133"><text:span text:style-name="T197">A</text:span></text:p></draw:text-box></draw:frame><draw:frame draw:style-name="gr74" draw:text-style-name="P136" svg:width="1.213cm" svg:height="0.664cm" svg:x="1.175cm" svg:y="0.213cm"><draw:text-box><text:p text:style-name="P133"><text:span text:style-name="T197">B</text:span></text:p></draw:text-box></draw:frame><draw:frame draw:style-name="gr75" draw:text-style-name="P136" svg:width="0.302cm" svg:height="0.664cm" svg:x="3.689cm" svg:y="2.342cm"><draw:text-box><text:p text:style-name="P133"><text:span text:style-name="T197">C</text:span></text:p></draw:text-box></draw:frame><draw:frame draw:style-name="gr76" draw:text-style-name="P136" svg:width="0.406cm" svg:height="0.664cm" svg:x="-0.259cm" svg:y="2.353cm"><draw:text-box><text:p text:style-name="P133"><text:span text:style-name="T197">D</text:span></text:p></draw:text-box></draw:frame><draw:frame draw:style-name="gr77" draw:text-style-name="P136" svg:width="0.733cm" svg:height="0.664cm" svg:x="0.618cm" svg:y="2.383cm"><draw:text-box><text:p text:style-name="P133"><text:span text:style-name="T197">X</text:span></text:p></draw:text-box></draw:frame><draw:line draw:style-name="gr78" draw:text-style-name="P142" svg:x1="0.171cm" svg:y1="0.665cm" svg:x2="0.171cm" svg:y2="2.438cm"><text:p/></draw:line><draw:line draw:style-name="gr79" draw:text-style-name="P142" svg:x1="1.376cm" svg:y1="0.665cm" svg:x2="0.171cm" svg:y2="0.665cm"><text:p/></draw:line><draw:line draw:style-name="gr80" draw:text-style-name="P142" svg:x1="0.171cm" svg:y1="2.442cm" svg:x2="3.78cm" svg:y2="2.442cm"><text:p/></draw:line><draw:line draw:style-name="gr81" draw:text-style-name="P142" svg:x1="1.374cm" svg:y1="0.665cm" svg:x2="3.78cm" svg:y2="2.438cm"><text:p/></draw:line><draw:line draw:style-name="gr82" draw:text-style-name="P142" svg:x1="0.372cm" svg:y1="0.665cm" svg:x2="0.372cm" svg:y2="0.861cm"><text:p/></draw:line><draw:line draw:style-name="gr83" draw:text-style-name="P142" svg:x1="0.372cm" svg:y1="2.241cm" svg:x2="0.372cm" svg:y2="2.437cm"><text:p/></draw:line><draw:line draw:style-name="gr84" draw:text-style-name="P142" svg:x1="0.374cm" svg:y1="0.859cm" svg:x2="0.171cm" svg:y2="0.859cm"><text:p/></draw:line><draw:line draw:style-name="gr85" draw:text-style-name="P142" svg:x1="0.374cm" svg:y1="2.241cm" svg:x2="0.171cm" svg:y2="2.241cm"><text:p/></draw:line></draw:g><text:span text:style-name="_5f_Caractères"/></text:h>
              <text:h text:style-name="_5f_Tableau_5f_Centré_5f_Gras" text:outline-level="1"><text:span text:style-name="_5f_Caractères"/></text:h>
              <text:h text:style-name="_5f_Tableau_5f_Centré_5f_Gras" text:outline-level="1"><text:span text:style-name="_5f_Caractères"/></text:h>
              <text:h text:style-name="_5f_Tableau_5f_Centré_5f_Gras" text:outline-level="1"><text:span text:style-name="_5f_Caractères"/></text:h>
              <text:h text:style-name="_5f_Tableau_5f_Centré_5f_Gras" text:outline-level="1"><text:span text:style-name="_5f_Caractères"/></text:h>
            </table:table-cell>
            <table:table-cell table:style-name="Table2.A1" office:value-type="string">
              <text:h text:style-name="_5f_Tableau_5f_Centré_5f_Gras" text:outline-level="1"><text:span text:style-name="_5f_Caractères"><text:span text:style-name="T182">On donne <text:line-break/>les mesures : AD = 3 cm ; AB = 2 cm ; DC = 6 cm <text:line-break/>et BC = 5 cm.</text:span></text:span></text:h>
            </table:table-cell>
          </table:table-row>
        </table:table>
        <text:h text:style-name="_5f_Paragraphe" text:outline-level="1"><text:span text:style-name="_5f_Caractères">Détermine la longueur DX pour que le périmètre du quadrilatère ABXD soit égal au périmètre du triangle BCX. </text:span></text:h>
        <text:h text:style-name="_5f_Paragraphe_5f_Correction" text:outline-level="1"><text:span text:style-name="_5f_Caractères">ABXD</text:span></text:h>
        <text:h text:style-name="_5f_Paragraphe_5f_Correction" text:outline-level="1"><text:span text:style-name="_5f_Caractères">p=AB+BX+XD+DA</text:span></text:h>
        <text:h text:style-name="_5f_Paragraphe_5f_Correction" text:outline-level="1"><text:span text:style-name="_5f_Caractères">p=2+BX+DX+3</text:span></text:h>
        <text:h text:style-name="_5f_Paragraphe_5f_Correction" text:outline-level="1"><text:span text:style-name="_5f_Caractères">p=5+BX+DX</text:span></text:h>
        <text:p text:style-name="_5f_Paragraphe_5f_Réponse_5f_Pointillés_5f_Grisés"/>
        <text:h text:style-name="_5f_Paragraphe_5f_Correction" text:outline-level="1"><text:span text:style-name="_5f_Caractères">BCX</text:span></text:h>
        <text:h text:style-name="_5f_Paragraphe_5f_Correction" text:outline-level="1"><text:span text:style-name="_5f_Caractères">p=BC+BX+CX</text:span></text:h>
        <text:h text:style-name="_5f_Paragraphe_5f_Correction" text:outline-level="1"><text:span text:style-name="_5f_Caractères">p=5+BX+CX</text:span></text:h>
        <text:p text:style-name="_5f_Paragraphe_5f_Réponse_5f_Pointillés_5f_Grisés"/>
        <text:h text:style-name="_5f_Paragraphe_5f_Correction" text:outline-level="1"><text:span text:style-name="_5f_Caractères">Pour que ces deux périmètres soient égaux il faut que CX=DX, ce qui signifie que le point X doit être placé au milieu de [DC]. Il faut donc que DX=3 cm.</text:span></text:h>
        <text:p text:style-name="_5f_Paragraphe_5f_Réponse_5f_Pointillés_5f_Grisés"><text:span text:style-name="_5f_Caractères"/></text:p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list xml:id="list205759614808027" text:continue-numbering="true" text:style-name="_5f_Numérotation_20_des_20_exercices">
          <text:list-item>
            <text:h text:style-name="P115" text:outline-level="1"><text:soft-page-break/><text:span text:style-name="_5f_Caractères">Quelles figures ont le même périmètre ?</text:span></text:h>
          </text:list-item>
        </text:list>
        <text:h text:style-name="_5f_Paragraphe" text:outline-level="1"><draw:g text:anchor-type="paragraph" draw:z-index="282" draw:name="Shape4" draw:style-name="gr38"><draw:polygon draw:style-name="gr39" draw:text-style-name="P127" svg:width="3.673cm" svg:height="2.212cm" svg:x="0.19cm" svg:y="0.273cm" svg:viewBox="0 0 3674 2213" draw:points="0,0 0,2213 3674,2213 3674,0"><text:p/></draw:polygon><draw:polygon draw:style-name="gr40" draw:text-style-name="P127" svg:width="3.673cm" svg:height="2.212cm" svg:x="4.605cm" svg:y="0.277cm" svg:viewBox="0 0 3674 2213" draw:points="0,738 1470,738 1470,0 2206,0 2206,738 3674,738 3674,1475 2206,1475 2206,2213 1470,2213 1470,1475 0,1475"><text:p/></draw:polygon><draw:line draw:style-name="gr34" draw:text-style-name="P129" svg:x1="-0.093cm" svg:y1="0.298cm" svg:x2="-0.093cm" svg:y2="2.515cm"><text:p/></draw:line><draw:frame draw:style-name="gr41" draw:text-style-name="P128" svg:width="1.287cm" svg:height="0.555cm" svg:x="1.533cm" svg:y="1.187cm"><draw:text-box><text:p text:style-name="P124"><text:span text:style-name="T195">Fig. A</text:span></text:p></draw:text-box></draw:frame><draw:frame draw:style-name="gr42" draw:text-style-name="P128" svg:width="1.285cm" svg:height="0.553cm" svg:x="5.98cm" svg:y="1.192cm"><draw:text-box><text:p text:style-name="P124"><text:span text:style-name="T195">Fig. B</text:span></text:p></draw:text-box></draw:frame><draw:frame draw:style-name="gr43" draw:text-style-name="P128" svg:width="0.922cm" svg:height="0.436cm" svg:x="1.53cm" svg:y="2.702cm"><draw:text-box><text:p text:style-name="P124"><text:span text:style-name="T195">5 cm</text:span></text:p></draw:text-box></draw:frame><draw:frame draw:style-name="gr44" draw:text-style-name="P128" svg:width="1.311cm" svg:height="0.555cm" draw:transform="rotate (1.5707963267949) translate (-0.728486111111111cm 2.15194444444444cm)"><draw:text-box><text:p text:style-name="P124"><text:span text:style-name="T195">3 cm</text:span></text:p></draw:text-box></draw:frame><draw:line draw:style-name="gr34" draw:text-style-name="P129" svg:x1="0.197cm" svg:y1="2.704cm" svg:x2="3.87cm" svg:y2="2.704cm"><text:p/></draw:line><draw:frame draw:style-name="gr45" draw:text-style-name="P128" svg:width="0.922cm" svg:height="0.436cm" svg:x="5.932cm" svg:y="2.702cm"><draw:text-box><text:p text:style-name="P124"><text:span text:style-name="T195">5 cm</text:span></text:p></draw:text-box></draw:frame><draw:line draw:style-name="gr34" draw:text-style-name="P129" svg:x1="4.602cm" svg:y1="2.704cm" svg:x2="8.275cm" svg:y2="2.704cm"><text:p/></draw:line><draw:frame draw:style-name="gr46" draw:text-style-name="P128" svg:width="1.288cm" svg:height="0.555cm" draw:transform="rotate (-1.5707963267949) translate (8.83179166666667cm 0.804333333333333cm)"><draw:text-box><text:p text:style-name="P124"><text:span text:style-name="T195">3 cm</text:span></text:p></draw:text-box></draw:frame><draw:line draw:style-name="gr34" draw:text-style-name="P129" svg:x1="-0.093cm" svg:y1="0.298cm" svg:x2="-0.093cm" svg:y2="2.515cm"><text:p/></draw:line><draw:line draw:style-name="gr34" draw:text-style-name="P129" svg:x1="8.427cm" svg:y1="0.434cm" svg:x2="8.427cm" svg:y2="2.651cm"><text:p/></draw:lin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g text:anchor-type="paragraph" draw:z-index="283" draw:name="Shape5" draw:style-name="gr11"><draw:polygon draw:style-name="gr31" draw:text-style-name="P127" svg:width="4.424cm" svg:height="2.216cm" svg:x="2.137cm" svg:y="0.226cm" svg:viewBox="0 0 4425 2217" draw:points="0,2217 3687,2217 4425,0 738,0"><text:p/></draw:polygon><draw:frame draw:style-name="gr32" draw:text-style-name="P128" svg:width="1.497cm" svg:height="0.553cm" svg:x="3.429cm" svg:y="1.167cm"><draw:text-box><text:p text:style-name="P124"><text:span text:style-name="T195"><text:s text:c="4"/></text:span><text:span text:style-name="T195">Fig. C</text:span></text:p></draw:text-box></draw:frame><draw:g draw:style-name="gr12"><draw:frame draw:style-name="gr33" draw:text-style-name="P128" svg:width="1.288cm" svg:height="0.551cm" draw:transform="rotate (1.5707963267949) translate (1.42522222222222cm 1.74272222222222cm)"><draw:text-box><text:p text:style-name="P124"><text:span text:style-name="T195">3 cm</text:span></text:p></draw:text-box></draw:frame><draw:line draw:style-name="gr34" draw:text-style-name="P129" svg:x1="1.831cm" svg:y1="0.226cm" svg:x2="1.831cm" svg:y2="2.443cm"><text:p/></draw:line><draw:frame draw:style-name="gr35" draw:text-style-name="P128" svg:width="0.922cm" svg:height="0.436cm" svg:x="3.483cm" svg:y="2.654cm"><draw:text-box><text:p text:style-name="P124"><text:span text:style-name="T195">5 cm</text:span></text:p></draw:text-box></draw:frame><draw:line draw:style-name="gr34" draw:text-style-name="P129" svg:x1="2.137cm" svg:y1="2.65cm" svg:x2="5.81cm" svg:y2="2.65cm"><text:p/></draw:line></draw:g><draw:line draw:style-name="gr36" draw:text-style-name="P130" svg:x1="2.482cm" svg:y1="1.091cm" svg:x2="2.682cm" svg:y2="1.291cm"><text:p/></draw:line><draw:line draw:style-name="gr36" draw:text-style-name="P130" svg:x1="2.482cm" svg:y1="1.189cm" svg:x2="2.682cm" svg:y2="1.389cm"><text:p/></draw:line><draw:line draw:style-name="gr36" draw:text-style-name="P130" svg:x1="6.082cm" svg:y1="1.189cm" svg:x2="6.282cm" svg:y2="1.389cm"><text:p/></draw:line><draw:line draw:style-name="gr36" draw:text-style-name="P130" svg:x1="6.082cm" svg:y1="1.291cm" svg:x2="6.282cm" svg:y2="1.491cm"><text:p/></draw:line><draw:custom-shape draw:style-name="gr37" draw:text-style-name="P130" svg:width="0.101cm" svg:height="0.1cm" svg:x="3.884cm" svg:y="2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130" svg:width="0.1cm" svg:height="0.1cm" svg:x="4.385cm" svg:y="0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_5f_Correction" text:outline-level="1"><text:span text:style-name="_5f_Caractères">Les figures A et B ont le même périmètre.</text:span></text:h>
        <text:h text:style-name="_5f_Paragraphe_5f_Correction" text:outline-level="1"><text:span text:style-name="_5f_Caractères">La figure C a un périmètre plus grand : cette figure a deux côtés de longueur 5 cm mais les deux autres côtés ont une longueur supérieure à 3 cm.</text:span></text:h>
        <text:list xml:id="list205759801530747" text:continue-numbering="true" text:style-name="_5f_Numérotation_20_des_20_exercices">
          <text:list-item>
            <text:h text:style-name="P115" text:outline-level="1"><text:span text:style-name="_5f_Caractères">Calcule le périmètre de chaque figure. Donne la valeur exacte et une valeur approchée au dixième près.</text:span></text:h>
          </text:list-item>
        </text:list>
        <text:section text:style-name="Sect2" text:name="Section6">
          <text:h text:style-name="_5f_Paragraphe" text:outline-level="1"><draw:g text:anchor-type="paragraph" draw:z-index="281" draw:name="Shape33" draw:style-name="gr38"><draw:path draw:style-name="gr47" draw:text-style-name="P131" svg:width="2.001cm" svg:height="1.033cm" svg:x="1.783cm" svg:y="0.123cm" svg:viewBox="0 0 2002 1034" svg:d="M1334 1001c-222 0-445 0-668 0 0-369 300-667 668-667 369 0 668 298 668 667-223 0-445 0-668 0zM968 967c22 22 44 44 66 66-22-22-44-44-66-66zM968 1034c22-22 44-44 66-67-22 23-44 45-66 67zM968 967c22 22 44 44 66 66-22-22-44-44-66-66zM968 1034c22-22 44-44 66-67-22 23-44 45-66 67zM1302 967c21 22 44 44 66 66-22-22-45-44-66-66zM1302 1034c21-22 44-44 66-67-22 23-45 45-66 67zM1002 1001c-335 0-668 0-1002 0 0-553 448-1001 1002-1001 552 0 1000 448 1000 1001-334 0-668 0-1000 0z"><text:p/></draw:path><draw:path draw:style-name="gr48" draw:text-style-name="P131" svg:width="2.001cm" svg:height="1.032cm" svg:x="0.448cm" svg:y="1.092cm" svg:viewBox="0 0 2002 1033" svg:d="M667 33c223 0 446 0 668 0 0 369-298 667-668 667-368 0-667-298-667-667 222 0 445 0 667 0zM634 0c22 22 44 44 66 67-22-23-44-45-66-67zM634 67c22-23 44-45 66-67-22 22-44 44-66 67zM968 0c22 22 44 44 66 67-22-23-44-45-66-67zM968 67c22-23 44-45 66-67-22 22-44 44-66 67zM1002 33c332 0 666 0 1000 0 0 552-448 1000-1000 1000-554 0-1002-448-1002-1000 334 0 667 0 1002 0z"><text:p/></draw:path><draw:line draw:style-name="gr49" draw:text-style-name="P132" svg:x1="2.784cm" svg:y1="1.787cm" svg:x2="3.116cm" svg:y2="1.787cm"><text:p/></draw:line><draw:frame draw:style-name="gr50" draw:text-style-name="P134" svg:width="0.655cm" svg:height="0.309cm" svg:x="2.623cm" svg:y="1.813cm"><draw:text-box><text:p text:style-name="P133"><text:span text:style-name="T196">2 cm</text:span></text:p></draw:text-box></draw:frame><draw:line draw:style-name="gr51" draw:text-style-name="P132" svg:x1="0.447cm" svg:y1="0.118cm" svg:x2="0.447cm" svg:y2="2.119cm"><text:p/></draw:line><draw:line draw:style-name="gr51" draw:text-style-name="P132" svg:x1="0.781cm" svg:y1="0.118cm" svg:x2="0.781cm" svg:y2="2.119cm"><text:p/></draw:line><draw:line draw:style-name="gr51" draw:text-style-name="P132" svg:x1="1.113cm" svg:y1="0.118cm" svg:x2="1.113cm" svg:y2="2.119cm"><text:p/></draw:line><draw:line draw:style-name="gr51" draw:text-style-name="P132" svg:x1="1.448cm" svg:y1="0.118cm" svg:x2="1.448cm" svg:y2="2.119cm"><text:p/></draw:line><draw:line draw:style-name="gr51" draw:text-style-name="P132" svg:x1="1.78cm" svg:y1="0.118cm" svg:x2="1.78cm" svg:y2="2.119cm"><text:p/></draw:line><draw:line draw:style-name="gr51" draw:text-style-name="P132" svg:x1="2.115cm" svg:y1="0.118cm" svg:x2="2.115cm" svg:y2="2.119cm"><text:p/></draw:line><draw:line draw:style-name="gr51" draw:text-style-name="P132" svg:x1="2.448cm" svg:y1="0.118cm" svg:x2="2.448cm" svg:y2="2.119cm"><text:p/></draw:line><draw:line draw:style-name="gr51" draw:text-style-name="P132" svg:x1="2.783cm" svg:y1="0.118cm" svg:x2="2.783cm" svg:y2="2.119cm"><text:p/></draw:line><draw:line draw:style-name="gr51" draw:text-style-name="P132" svg:x1="3.116cm" svg:y1="0.118cm" svg:x2="3.116cm" svg:y2="2.119cm"><text:p/></draw:line><draw:line draw:style-name="gr51" draw:text-style-name="P132" svg:x1="3.45cm" svg:y1="0.118cm" svg:x2="3.45cm" svg:y2="2.119cm"><text:p/></draw:line><draw:line draw:style-name="gr51" draw:text-style-name="P132" svg:x1="3.782cm" svg:y1="0.118cm" svg:x2="3.782cm" svg:y2="2.119cm"><text:p/></draw:line><draw:line draw:style-name="gr51" draw:text-style-name="P132" svg:x1="0.447cm" svg:y1="0.118cm" svg:x2="3.783cm" svg:y2="0.118cm"><text:p/></draw:line><draw:line draw:style-name="gr51" draw:text-style-name="P132" svg:x1="0.447cm" svg:y1="0.454cm" svg:x2="3.783cm" svg:y2="0.454cm"><text:p/></draw:line><draw:line draw:style-name="gr51" draw:text-style-name="P132" svg:x1="0.447cm" svg:y1="0.788cm" svg:x2="3.783cm" svg:y2="0.788cm"><text:p/></draw:line><draw:line draw:style-name="gr52" draw:text-style-name="P132" svg:x1="0.447cm" svg:y1="1.119cm" svg:x2="3.783cm" svg:y2="1.119cm"><text:p/></draw:line><draw:line draw:style-name="gr51" draw:text-style-name="P132" svg:x1="0.447cm" svg:y1="1.453cm" svg:x2="3.783cm" svg:y2="1.453cm"><text:p/></draw:line><draw:line draw:style-name="gr51" draw:text-style-name="P132" svg:x1="0.447cm" svg:y1="1.787cm" svg:x2="3.783cm" svg:y2="1.787cm"><text:p/></draw:line><draw:line draw:style-name="gr51" draw:text-style-name="P132" svg:x1="0.447cm" svg:y1="2.126cm" svg:x2="3.783cm" svg:y2="2.126cm"><text:p/></draw:line><draw:line draw:style-name="gr53" draw:text-style-name="P135" svg:x1="2.787cm" svg:y1="1.792cm" svg:x2="3.141cm" svg:y2="1.784cm"><text:p/></draw:line></draw:g><text:span text:style-name="_5f_Caractères"/></text:h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><draw:g text:anchor-type="paragraph" draw:z-index="279" draw:name="Shape34" draw:style-name="gr11"><draw:custom-shape draw:style-name="gr61" draw:text-style-name="P139" svg:width="3.536cm" svg:height="3.523cm" svg:x="0.504cm" svg:y="0.062cm"><text:p/><draw:enhanced-geometry draw:glue-point-type="segments" draw:type="mso-spt100" draw:modifiers="-90 -179.9839011581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62" draw:text-style-name="P139" svg:width="2.382cm" svg:height="2.352cm" svg:x="1.104cm" svg:y="0.067cm"><text:p/><draw:enhanced-geometry draw:mirror-horizontal="false" draw:mirror-vertical="false" draw:glue-point-type="segments" draw:type="mso-spt100" draw:modifiers="0.09748670020681 -89.743247105164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63"><draw:polygon draw:style-name="gr64" draw:text-style-name="P140" svg:width="0.584cm" svg:height="0.586cm" svg:x="2.306cm" svg:y="1.218cm" svg:viewBox="0 0 585 587" draw:points="585,0 585,587 0,587 0,0"><text:p/></draw:polygon><draw:line draw:style-name="gr65" draw:text-style-name="P141" svg:x1="0.545cm" svg:y1="1.814cm" svg:x2="2.883cm" svg:y2="1.814cm"><text:p/></draw:line><draw:line draw:style-name="gr66" draw:text-style-name="P141" svg:x1="2.883cm" svg:y1="1.224cm" svg:x2="3.467cm" svg:y2="1.224cm"><text:p/></draw:line><draw:line draw:style-name="gr67" draw:text-style-name="P141" svg:x1="2.3cm" svg:y1="1.226cm" svg:x2="2.3cm" svg:y2="0.053cm"><text:p/></draw:line><draw:custom-shape draw:style-name="gr68" draw:text-style-name="P139" svg:width="1.168cm" svg:height="1.135cm" svg:x="2.3cm" svg:y="0.665cm"><text:p/><draw:enhanced-geometry draw:glue-point-type="segments" draw:type="mso-spt100" draw:modifiers="90.0364245211662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2"><draw:line draw:style-name="gr51" draw:text-style-name="P132" svg:x1="0.537cm" svg:y1="0.06cm" svg:x2="0.537cm" svg:y2="1.82cm"><text:p/></draw:line><draw:line draw:style-name="gr51" draw:text-style-name="P132" svg:x1="1.119cm" svg:y1="0.06cm" svg:x2="1.119cm" svg:y2="1.82cm"><text:p/></draw:line><draw:line draw:style-name="gr51" draw:text-style-name="P132" svg:x1="1.703cm" svg:y1="0.06cm" svg:x2="1.703cm" svg:y2="1.82cm"><text:p/></draw:line><draw:line draw:style-name="gr51" draw:text-style-name="P132" svg:x1="2.868cm" svg:y1="0.06cm" svg:x2="2.868cm" svg:y2="1.82cm"><text:p/></draw:line><draw:line draw:style-name="gr51" draw:text-style-name="P132" svg:x1="3.459cm" svg:y1="0.06cm" svg:x2="3.459cm" svg:y2="1.82cm"><text:p/></draw:line><draw:line draw:style-name="gr51" draw:text-style-name="P132" svg:x1="0.537cm" svg:y1="0.06cm" svg:x2="3.458cm" svg:y2="0.06cm"><text:p/></draw:line><draw:line draw:style-name="gr51" draw:text-style-name="P132" svg:x1="0.537cm" svg:y1="0.647cm" svg:x2="3.458cm" svg:y2="0.647cm"><text:p/></draw:line><draw:line draw:style-name="gr51" draw:text-style-name="P132" svg:x1="0.538cm" svg:y1="1.221cm" svg:x2="2.27cm" svg:y2="1.225cm"><text:p/></draw:line><draw:line draw:style-name="gr51" draw:text-style-name="P132" svg:x1="0.537cm" svg:y1="1.825cm" svg:x2="3.458cm" svg:y2="1.825cm"><text:p/></draw:line></draw:g><draw:frame draw:style-name="gr69" draw:text-style-name="P134" svg:width="0.712cm" svg:height="0.332cm" draw:transform="rotate (1.5707963267949) translate (2.89630555555556cm 1.82209722222222cm)"><draw:text-box><text:p text:style-name="P133"><text:span text:style-name="T196">4 cm</text:span></text:p></draw:text-box></draw:frame><draw:line draw:style-name="gr53" draw:text-style-name="P135" svg:x1="2.876cm" svg:y1="1.828cm" svg:x2="2.876cm" svg:y2="1.226cm"><text:p/></draw:line><draw:line draw:style-name="gr70" draw:text-style-name="P142" svg:x1="2.286cm" svg:y1="1.818cm" svg:x2="2.286cm" svg:y2="0.062cm"><text:p/></draw:line><draw:line draw:style-name="gr71" draw:text-style-name="P142" svg:x1="3.443cm" svg:y1="1.232cm" svg:x2="2.256cm" svg:y2="1.226cm"><text:p/></draw:line></draw:g></draw:g></text:h>
          <text:h text:style-name="_5f_Paragraphe" text:outline-level="1"/>
          <text:h text:style-name="_5f_Paragraphe" text:outline-level="1"/>
          <text:h text:style-name="_5f_Paragraphe" text:outline-level="1"/>
        </text:section>
        <text:p text:style-name="_5f_Paragraphe_5f_Réponse_5f_Pointillés_5f_Grisés"><text:span text:style-name="_5f_pointillés_20_gris">………………………………………………………………</text:span></text:p>
        <text:h text:style-name="_5f_Paragraphe_5f_Correction" text:outline-level="1"><text:span text:style-name="_5f_Caractères">Cette figure est composée de deux demi-cercles de diamètre 12 cm, soit un cercle complet de diamètre 12 cm, et de deux demi-cercles de diamètre 8 cm, soit un cercle complet de diamètre 8 cm.</text:span></text:h>
        <text:h text:style-name="P103" text:outline-level="1"><text:span text:style-name="_5f_Caractères">p = 12 x π+8 x π </text:span><text:span text:style-name="_5f_Caractères"><text:span text:style-name="T186">= 20 x π</text:span></text:span></text:h>
        <text:h text:style-name="_5f_Paragraphe_5f_Correction" text:outline-level="1"><text:span text:style-name="_5f_Caractères">Soit environ 62,8 cm.</text:span></text:h>
        <text:h text:style-name="_5f_Paragraphe_5f_Correction" text:outline-level="1"><text:span text:style-name="_5f_Caractères">.Cette figure est composée d'un quart de cercle de rayon 12 cm, d'un quart de cercle de rayon 8 cm, d'un quart de cercle de rayon 4 cm et d'un segment de longueur <text:s/>4 cm.</text:span></text:h>
        <text:h text:style-name="P103" text:outline-level="1"><text:span text:style-name="_5f_Caractères">p = (2 x 12 x π)</text:span><text:span text:style-name="_5f_Caractères_5f_correction"><text:span text:style-name="T187">÷</text:span></text:span><text:span text:style-name="_5f_Caractères">4+(2 x 8 x π)</text:span><text:span text:style-name="_5f_Caractères_5f_correction"><text:span text:style-name="T187">÷</text:span></text:span><text:span text:style-name="_5f_Caractères">4+(2 x 4 x π)</text:span><text:span text:style-name="_5f_Caractères_5f_correction"><text:span text:style-name="T187">÷</text:span></text:span><text:span text:style-name="_5f_Caractères">4+4</text:span></text:h>
        <text:h text:style-name="P103" text:outline-level="1"><text:span text:style-name="_5f_Caractères"><text:span text:style-name="T184">p</text:span></text:span><text:span text:style-name="_5f_Caractères"><text:span text:style-name="T186"> = 12 </text:span></text:span><text:span text:style-name="_5f_Caractères_5f_correction"><text:span text:style-name="T151">×</text:span></text:span><text:span text:style-name="_5f_Caractères"><text:span text:style-name="T186"> π +4</text:span></text:span></text:h>
        <text:h text:style-name="_5f_Paragraphe_5f_Correction" text:outline-level="1"><text:span text:style-name="_5f_Caractères">Soit environ 41,7 cm.</text:span></text:h>
        <text:h text:style-name="_5f_Paragraphe_5f_Correction" text:outline-level="1"><text:span text:style-name="_5f_Caractères"/></text:h>
        <text:h text:style-name="_5f_Paragraphe_5f_Correction" text:outline-level="1"><text:span text:style-name="_5f_Caractères"/></text:h>
        <text:h text:style-name="_5f_Paragraphe_5f_Correction" text:outline-level="1"><text:span text:style-name="_5f_Caractères"/></text:h>
        <text:h text:style-name="_5f_Paragraphe_5f_Correction" text:outline-level="1"><text:span text:style-name="_5f_Caractères"/></text:h>
        <text:h text:style-name="_5f_Paragraphe_5f_Correction" text:outline-level="1"><text:span text:style-name="_5f_Caractères"/></text:h>
        <text:h text:style-name="_5f_Paragraphe_5f_Correction" text:outline-level="1"><text:span text:style-name="_5f_Caractères"/></text:h>
        <text:h text:style-name="_5f_Paragraphe_5f_Correction" text:outline-level="1"><text:span text:style-name="_5f_Caractères"/></text:h>
        <text:h text:style-name="_5f_Paragraphe_5f_Correction" text:outline-level="1"><text:span text:style-name="_5f_Caractères"/></text:h>
        <text:h text:style-name="_5f_Paragraphe_5f_Correction" text:outline-level="1"><text:span text:style-name="_5f_Caractères"/></text:h>
        <text:list xml:id="list205759335844277" text:continue-numbering="true" text:style-name="_5f_Numérotation_20_des_20_exercices">
          <text:list-item>
            <text:h text:style-name="P115" text:outline-level="1"><text:span text:style-name="_5f_Caractères">Dans un jardin, on dessine un parterre circu­laire de diamètre 10 m. </text:span></text:h>
            <text:list>
              <text:list-header>
                <text:p text:style-name="P112"><text:span text:style-name="_5f_Caractères">On souhaite planter, à l’intérieur de ce parterre circulaire des tulipes à 30 cm du bord, espacées entre elles de 30 cm ou plus. Combien peut-on en planter, au maximum ?</text:span></text:p>
              </text:list-header>
            </text:list>
          </text:list-item>
        </text:list>
        <text:h text:style-name="_5f_Paragraphe_5f_Correction" text:outline-level="1"><text:span text:style-name="_5f_Caractères">10 m = 1 000 cm</text:span></text:h>
        <text:h text:style-name="_5f_Paragraphe_5f_Correction" text:outline-level="1"><text:span text:style-name="_5f_Caractères">Les tulipes seront placées sur un cercle de diamètre 1 000 – 30 -30 = 940 </text:span><text:span text:style-name="_5f_Caractères"><text:span text:style-name="T186">c</text:span></text:span><text:span text:style-name="_5f_Caractères">m</text:span></text:h>
        <text:h text:style-name="_5f_Paragraphe_5f_Correction" text:outline-level="1"><text:span text:style-name="_5f_Caractères">Calcul du périmètre de ce cercle de diamètre 940 </text:span><text:span text:style-name="_5f_Caractères"><text:span text:style-name="T186">c</text:span></text:span><text:span text:style-name="_5f_Caractères">m :</text:span></text:h>
        <text:h text:style-name="_5f_Paragraphe_5f_Correction" text:outline-level="1"><text:span text:style-name="_5f_Caractères"><text:span text:style-name="T185">P</text:span></text:span><text:span text:style-name="_5f_Caractères"><text:span text:style-name="T184"> </text:span></text:span><text:span text:style-name="_5f_Caractères">= 940 x π <text:s text:c="2"/></text:span><text:span text:style-name="_5f_Caractères"><text:span text:style-name="T188">(cm)</text:span></text:span></text:h>
        <text:h text:style-name="_5f_Paragraphe_5f_Correction" text:outline-level="1"><text:span text:style-name="_5f_Caractères">Soit environ 2 953 </text:span><text:span text:style-name="_5f_Caractères"><text:span text:style-name="T186">c</text:span></text:span><text:span text:style-name="_5f_Caractères">m de longueur.</text:span></text:h>
        <text:h text:style-name="P103" text:outline-level="1"><text:span text:style-name="_5f_Caractères">2 953 </text:span><text:span text:style-name="_5f_Caractères_5f_correction"><text:span text:style-name="T187">÷</text:span></text:span><text:span text:style-name="_5f_Caractères"> 30 est environ égal à 98.</text:span></text:h>
        <text:h text:style-name="P110" text:outline-level="1"><text:span text:style-name="_5f_Caractères">Il sera</text:span><text:span text:style-name="_5f_Caractères"><text:span text:style-name="T188">it</text:span></text:span><text:span text:style-name="_5f_Caractères"> possible de planter 98 tulipes au maximum, </text:span><text:span text:style-name="_5f_Caractères"><text:span text:style-name="T188">mais dans ce cas la distance entre la tulipe 1 et la </text:span></text:span><text:span text:style-name="_5f_Caractères"><text:span text:style-name="T183">tulipe</text:span></text:span><text:span text:style-name="_5f_Caractères"><text:span text:style-name="T190"> </text:span></text:span><text:span text:style-name="_5f_Caractères"><text:span text:style-name="T188">98 serait inférieure à 30 cm car 98 </text:span></text:span><text:span text:style-name="_5f_Caractères"><text:span text:style-name="T191">×</text:span></text:span> <text:span text:style-name="T188">30 = 2 940 (cm) Il restera donc 13 cm.</text:span></text:h>
        <text:h text:style-name="P110" text:outline-level="1"><text:span text:style-name="_5f_Caractères"><text:span text:style-name="T188">Donc on plantera plutôt 97 tulipes, espacées de 30,4 cm environ. ( résultat de 2 953 </text:span></text:span><text:span text:style-name="_5f_Caractères"><text:span text:style-name="T191">÷</text:span></text:span> <text:span text:style-name="T188">97 )</text:span></text:h>
        <text:h text:style-name="_5f_Paragraphe_5f_Correction" text:outline-level="1"><text:span text:style-name="_5f_Caractères"/></text:h>
        <text:list xml:id="list205758121763583" text:continue-numbering="true" text:style-name="_5f_Numérotation_20_des_20_exercices">
          <text:list-item>
            <text:h text:style-name="P115" text:outline-level="1"><text:span text:style-name="_5f_Caractères"><text:s/>On souhaite entourer, avec du grillage, un jardin carré de 24 m de côté, en laissant une ou­verture de 4 m de large. Le grillage choisi coûte 15 € le mètre. Quel sera le prix à payer ?</text:span></text:h>
          </text:list-item>
        </text:list>
        <text:h text:style-name="_5f_Paragraphe_5f_Correction" text:outline-level="1"><text:span text:style-name="_5f_Caractères">La longueur du grillage est égale au périmètre du carré moins 4 m pour l'ouverture, soit :</text:span></text:h>
        <text:h text:style-name="_5f_Paragraphe_5f_Correction" text:outline-level="1"><text:span text:style-name="_5f_Caractères"><text:span text:style-name="T184">p</text:span></text:span><text:span text:style-name="_5f_Caractères"> = (4x24) - 4</text:span></text:h>
        <text:h text:style-name="_5f_Paragraphe_5f_Correction" text:outline-level="1"><text:span text:style-name="_5f_Caractères"><text:span text:style-name="T184">p</text:span></text:span><text:span text:style-name="_5f_Caractères"> = 96 - 4</text:span></text:h>
        <text:h text:style-name="_5f_Paragraphe_5f_Correction" text:outline-level="1"><text:span text:style-name="_5f_Caractères"><text:span text:style-name="T184">p</text:span></text:span><text:span text:style-name="_5f_Caractères"> = 92 m</text:span></text:h>
        <text:h text:style-name="_5f_Paragraphe_5f_Correction" text:outline-level="1"><text:span text:style-name="_5f_Caractères">Son prix : 92 x 15 = 1 380 €</text:span></text:h>
        <text:h text:style-name="_5f_Paragraphe_5f_Correction" text:outline-level="1"><text:span text:style-name="_5f_Caractères">Le prix à payer sera de 1 380 €. </text:span></text:h>
        <text:p text:style-name="Standard"><text:span text:style-name="_5f_pointillés_20_gris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2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2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Police_20_par_20_défaut" style:display-name="Police par défaut" style:family="text">
      <style:text-properties style:font-name="Bitstream Vera Sans6" fo:font-family="'Bitstream Vera Sans'" style:font-style-name="Roman" style:font-family-generic="swiss" style:font-pitch="variable" fo:font-size="11pt" style:font-size-asian="10.5pt"/>
    </style:style>
    <style:style style:name="MATH" style:family="text" style:parent-style-name="Police_20_par_20_défaut">
      <style:text-properties style:font-name="Times New Roman2" fo:font-family="'Times New Roman'" style:font-family-generic="roman" style:font-pitch="variable" fo:font-size="109%" fo:font-style="italic" officeooo:rsid="000f3f68" fo:background-color="transparent" style:font-size-asian="10.5pt" style:font-style-asian="italic" style:font-style-complex="italic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%1%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47" style:family="paragraph" style:parent-style-name="_5f_Header_20_M_20_page_20_impaire_20__28_D_29_">
      <style:text-properties fo:font-size="16pt" style:font-size-asian="16pt" style:font-size-complex="16pt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1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55" style:family="paragraph" style:parent-style-name="Footer">
      <style:text-properties officeooo:paragraph-rsid="010f7046"/>
    </style:style>
    <style:style style:name="MP56" style:family="paragraph" style:parent-style-name="Footer">
      <style:text-properties officeooo:paragraph-rsid="01120261"/>
    </style:style>
    <style:style style:name="MP57" style:family="paragraph" style:parent-style-name="Footer">
      <style:text-properties officeooo:paragraph-rsid="008d016c"/>
    </style:style>
    <style:style style:name="MP58" style:family="paragraph" style:parent-style-name="Header">
      <style:paragraph-properties fo:margin-left="0cm" fo:margin-right="0cm" fo:text-indent="0cm" style:auto-text-indent="false"/>
    </style:style>
    <style:style style:name="MP5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60" style:family="paragraph" style:parent-style-name="_5f_Header_20_N_20_page_20_impaire_20__28_D_29_">
      <style:text-properties officeooo:rsid="027aa87d" officeooo:paragraph-rsid="027aa87d"/>
    </style:style>
    <style:style style:name="MP61" style:family="paragraph" style:parent-style-name="_5f_Header_20_N_20_page_20_impaire_20__28_D_29_">
      <style:text-properties officeooo:rsid="0277791e" officeooo:paragraph-rsid="0277791e"/>
    </style:style>
    <style:style style:name="MP6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6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4" style:family="paragraph" style:parent-style-name="Footer">
      <style:text-properties officeooo:rsid="0242edd8" officeooo:paragraph-rsid="0242edd8"/>
    </style:style>
    <style:style style:name="MP65" style:family="paragraph" style:parent-style-name="Foot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text-align="start" style:justify-single-word="false"/>
      <style:text-properties officeooo:paragraph-rsid="0211dd7e"/>
    </style:style>
    <style:style style:name="M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8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69" style:family="paragraph" style:parent-style-name="Footer">
      <style:text-properties officeooo:paragraph-rsid="00a59a60"/>
    </style:style>
    <style:style style:name="MP70" style:family="paragraph" style:parent-style-name="Footer">
      <style:text-properties officeooo:paragraph-rsid="004274bc"/>
    </style:style>
    <style:style style:name="MP71" style:family="paragraph" style:parent-style-name="Header">
      <style:paragraph-properties fo:text-align="center" style:justify-single-word="false"/>
      <style:text-properties officeooo:paragraph-rsid="00c10aa6"/>
    </style:style>
    <style:style style:name="MP72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7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4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77" style:family="paragraph" style:parent-style-name="Footer">
      <style:text-properties officeooo:paragraph-rsid="00d8520c"/>
    </style:style>
    <style:style style:name="MP78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79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0" style:family="paragraph" style:parent-style-name="Footer">
      <style:text-properties officeooo:paragraph-rsid="002aa84d"/>
    </style:style>
    <style:style style:name="MP81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2" style:family="paragraph">
      <loext:graphic-properties draw:fill="solid" draw:fill-color="#7fb241"/>
    </style:style>
    <style:style style:name="MP83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5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7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9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1" style:family="paragraph" style:parent-style-name="_5f_Header_20_G_20_page_20_impaire_20__28_D_29_">
      <style:text-properties officeooo:paragraph-rsid="00c87b35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96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01f8a2d" officeooo:paragraph-rsid="00bd36bc"/>
    </style:style>
    <style:style style:name="MP98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0" style:family="paragraph" style:parent-style-name="Footer">
      <style:text-properties officeooo:rsid="011350d1" officeooo:paragraph-rsid="011350d1"/>
    </style:style>
    <style:style style:name="MP10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2" style:family="paragraph">
      <loext:graphic-properties draw:fill="solid" draw:fill-color="#1ca2b8"/>
    </style:style>
    <style:style style:name="MP103" style:family="paragraph" style:parent-style-name="Footer">
      <style:text-properties officeooo:rsid="001f8a2d" officeooo:paragraph-rsid="002b33ed"/>
    </style:style>
    <style:style style:name="MP104" style:family="paragraph" style:parent-style-name="Footer">
      <style:text-properties officeooo:rsid="0096b4e2" officeooo:paragraph-rsid="0096b4e2"/>
    </style:style>
    <style:style style:name="MP105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096b4e2"/>
    </style:style>
    <style:style style:name="MP107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9" style:family="paragraph" style:parent-style-name="Footer">
      <style:text-properties officeooo:paragraph-rsid="02a682f9"/>
    </style:style>
    <style:style style:name="MP110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11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2" style:family="paragraph" style:parent-style-name="Header">
      <style:paragraph-properties fo:text-align="start" style:justify-single-word="false"/>
      <style:text-properties officeooo:paragraph-rsid="02a56131"/>
    </style:style>
    <style:style style:name="MP113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5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6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7" style:family="paragraph">
      <loext:graphic-properties draw:fill="solid" draw:fill-color="#d62e4e"/>
    </style:style>
    <style:style style:name="MP11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9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6" fo:font-weight="bold" officeooo:rsid="00231aba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75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76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7" style:family="text">
      <style:text-properties officeooo:rsid="014407b5"/>
    </style:style>
    <style:style style:name="MT78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9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80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81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82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3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84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5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86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87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88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8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92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93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94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95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97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8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99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0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102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103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105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10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108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110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1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12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113" style:family="text">
      <style:text-properties officeooo:rsid="008d016c"/>
    </style:style>
    <style:style style:name="MT114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18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1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23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MT125" style:family="text">
      <style:text-properties officeooo:rsid="009e3fdd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29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30" style:family="text">
      <style:text-properties fo:font-variant="small-caps" officeooo:rsid="0054f64f"/>
    </style:style>
    <style:style style:name="MT131" style:family="text">
      <style:text-properties fo:font-variant="small-caps"/>
    </style:style>
    <style:style style:name="MT132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3" style:family="text">
      <style:text-properties officeooo:rsid="00a4cf55"/>
    </style:style>
    <style:style style:name="MT13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38" style:family="text">
      <style:text-properties officeooo:rsid="005a3fa8"/>
    </style:style>
    <style:style style:name="MT13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40" style:family="text">
      <style:text-properties officeooo:rsid="00415f3a"/>
    </style:style>
    <style:style style:name="MT141" style:family="text">
      <style:text-properties officeooo:rsid="00386ebd"/>
    </style:style>
    <style:style style:name="MT142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4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46" style:family="text">
      <style:text-properties officeooo:rsid="00a59a60"/>
    </style:style>
    <style:style style:name="MT147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50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51" style:family="text">
      <style:text-properties officeooo:rsid="01fe03f2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55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54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2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53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51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1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9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0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8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9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7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48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45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46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66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67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3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4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0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43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44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7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8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41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256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42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255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2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3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39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40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5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8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9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35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6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37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8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5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6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31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2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33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4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44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1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2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29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30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40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7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8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27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28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36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23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24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25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26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32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9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0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21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22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28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17" draw:name="Shape3_12" draw:style-name="Mgr5" draw:text-style-name="MP1" svg:x1="10.308cm" svg:y1="0.388cm" svg:x2="20.496cm" svg:y2="0.36cm"><text:p/></draw:line><draw:path text:anchor-type="paragraph" draw:z-index="318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19" draw:name="Shape3_27" draw:style-name="Mgr5" draw:text-style-name="MP1" svg:x1="10.308cm" svg:y1="0.388cm" svg:x2="20.496cm" svg:y2="0.36cm"><text:p/></draw:line><draw:path text:anchor-type="paragraph" draw:z-index="320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27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4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5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23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0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1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18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19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5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6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13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14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11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12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09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10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6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7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8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05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2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3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00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01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7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8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4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5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92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3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89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0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187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88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4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5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186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82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183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MP47"><draw:line text:anchor-type="paragraph" draw:z-index="315" draw:name="Shape3_3" draw:style-name="Mgr9" draw:text-style-name="MP1" svg:x1="12.104cm" svg:y1="0.392cm" svg:x2="20.497cm" svg:y2="0.36cm"><text:p/></draw:line><text:span text:style-name="MT71">P</text:span>érimètre : Coder et calculer</text:p>
      </style:header>
      <style:header-left>
        <text:p text:style-name="_5f_Header_20_M_20_page_20_impaire_20__28_D_29_"><draw:line text:anchor-type="paragraph" draw:z-index="316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4">Périmètre : </text:span><text:span text:style-name="MT75">coder et calculer</text:span></text:h></draw:text-box></draw:frame><draw:g text:anchor-type="paragraph" draw:z-index="275" draw:name="Shape4_15" draw:style-name="Mgr2"><draw:path draw:style-name="Mgr10" draw:text-style-name="MP49" svg:width="0.855cm" svg:height="1.172cm" svg:x="-0.307cm" svg:y="-0.175cm" svg:viewBox="0 0 856 1173" svg:d="M856 1173h-856v-991c0-100 79-182 175-182h505c97 0 176 82 176 182z"><text:p/></draw:path></draw:g></text:h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9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0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50"/>
      </style:header>
      <style:header-left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50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Proportionnalité et pourcentages : proportionalité</text:p></draw:text-box></draw:frame><draw:g text:anchor-type="paragraph" draw:z-index="177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: </text:p></draw:text-box></draw:frame><draw:g text:anchor-type="paragraph" draw:z-index="178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7">P</text:span>roportionnalité </text:p>
      </style:header>
      <style:header-left>
        <text:p text:style-name="_5f_Header_20_D_20_page_20_paire_20__28_G_29_"><text:span text:style-name="MT76"><text:tab/>Proportionnalité et pourcentage</text:span><text:span text:style-name="MT59"> </text:span>: <text:span text:style-name="MT76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draw:g text:anchor-type="paragraph" draw:z-index="175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76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50"/>
      </style:header>
      <style:header-left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50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Proportionnalité et pourcentages : proportionalité</text:p></draw:text-box></draw:frame><draw:g text:anchor-type="paragraph" draw:z-index="173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: </text:p></draw:text-box></draw:frame><draw:g text:anchor-type="paragraph" draw:z-index="174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6">Proportionnalité et pourcentage</text:span><text:span text:style-name="MT59"> </text:span>: <text:span text:style-name="MT78">Pourcentages</text:span> </text:p>
      </style:header>
      <style:header-left>
        <text:p text:style-name="_5f_Header_20_D_20_page_20_impaire_20__28_D_29_"><text:span text:style-name="MT76">Proportionnalité et pourcentage</text:span><text:span text:style-name="MT59"> </text:span>: <text:span text:style-name="MT78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71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9">Proportionnalité et pourcentage : </text:span><text:span text:style-name="MT80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81">Proportionnalité et pourcentages : </text:span><text:span text:style-name="MT80">pourcentages</text:span></text:p></draw:text-box></draw:frame><draw:g text:anchor-type="paragraph" draw:z-index="172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8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5" draw:name="Shape4_94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6" draw:name="Shape4_95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7" draw:name="Shape4_96" draw:style-name="Mgr2"><draw:path draw:style-name="Mgr10" draw:text-style-name="MP49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2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3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13" draw:name="Shape3_1" draw:style-name="Mgr9" draw:text-style-name="MP1" svg:x1="12.45cm" svg:y1="0.362cm" svg:x2="20.497cm" svg:y2="0.36cm"><text:p/></draw:line><text:span text:style-name="MT72">Périmètre</text:span> : <text:span text:style-name="MT82">Mesurer, reporter</text:span></text:p>
      </style:header>
      <style:header-left>
        <text:p text:style-name="_5f_Header_20_M_20_page_20_impaire_20__28_D_29_"><draw:line text:anchor-type="paragraph" draw:z-index="314" draw:name="Shape3_20" draw:style-name="Mgr9" draw:text-style-name="MP1" svg:x1="12.45cm" svg:y1="0.362cm" svg:x2="20.497cm" svg:y2="0.36cm"><text:p/></draw:line><text:span text:style-name="MT72">Périmètre</text:span> : <text:span text:style-name="MT82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61" draw:name="Shape4_116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74">Périmètre : </text:span><text:span text:style-name="MT83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8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9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11" draw:name="Shape3_16" draw:style-name="Mgr9" draw:text-style-name="MP1" svg:x1="12.726cm" svg:y1="0.399cm" svg:x2="20.496cm" svg:y2="0.36cm"><text:p/></draw:line><text:span text:style-name="MT72">Périmètre</text:span> : <text:span text:style-name="MT84">Périmètres et unités</text:span></text:p>
      </style:header>
      <style:header-left>
        <text:p text:style-name="MP58"><draw:line text:anchor-type="paragraph" draw:z-index="312" draw:name="Shape3_17" draw:style-name="Mgr9" draw:text-style-name="MP1" svg:x1="16.083cm" svg:y1="0.383cm" svg:x2="20.496cm" svg:y2="0.36cm"><text:p/></draw:line><text:span text:style-name="MT72">Périmètre</text:span> : <text:span text:style-name="MT84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57" draw:name="Shape4_107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4">Périmètre <text:s/>: </text:span><text:span text:style-name="MT85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4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5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9"><draw:frame draw:style-name="Mfr3" draw:name="Frame1691" text:anchor-type="paragraph" svg:x="10.402cm" svg:y="-0.06cm" draw:z-index="289"><draw:text-box fo:min-height="0.499cm" fo:min-width="7.096cm"><draw:frame draw:style-name="Mfr2" draw:name="Frame1701" text:anchor-type="frame" svg:x="0.45cm" svg:y="0.079cm" svg:width="0.817cm" draw:z-index="290"><draw:text-box fo:min-height="0.355cm"><text:p text:style-name="MP3"><draw:g text:anchor-type="paragraph" draw:z-index="152" draw:name="Shape4_109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57"><text:span text:style-name="MT74">Périmètre : </text:span><text:span text:style-name="MT86">Problèmes</text:span></text:p></draw:text-box></draw:frame></text:p>
      </style:footer>
      <style:footer-left>
        <text:p text:style-name="MP59"><draw:frame draw:style-name="Mfr3" draw:name="Frame1711" text:anchor-type="paragraph" svg:x="1.289cm" svg:y="-0.005cm" draw:z-index="291"><draw:text-box fo:min-height="0.499cm" fo:min-width="7.096cm"><draw:frame draw:style-name="Mfr2" draw:name="Frame1721" text:anchor-type="frame" svg:x="0.45cm" svg:y="0.079cm" svg:width="0.817cm" draw:z-index="292"><draw:text-box fo:min-height="0.355cm"><text:p text:style-name="MP3"><text:page-number text:select-page="current">2</text:page-number></text:p></draw:text-box></draw:frame><text:p text:style-name="MP57"><text:span text:style-name="MT74">Périmètre : </text:span><text:span text:style-name="MT86">Problèmes</text:span></text:p></draw:text-box></draw:frame><draw:g text:anchor-type="paragraph" draw:z-index="153" draw:name="Shape4_122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60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88">Volume</text:span><text:span text:style-name="MT4"> </text:span></text:p></draw:text-box></draw:frame><draw:g text:anchor-type="paragraph" draw:z-index="151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61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Conversions d’unités : longueurs</text:p></draw:text-box></draw:frame><draw:g text:anchor-type="paragraph" draw:z-index="148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49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Conversions d’unités : longueurs</text:p></draw:text-box></draw:frame><draw:g text:anchor-type="paragraph" draw:z-index="150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9">Conversions d’unités : longueurs</text:span></text:p>
      </style:header>
      <style:header-left>
        <text:p text:style-name="_5f_Header_20_N_20_page_20_impaire_20__28_D_29_"><text:s/><text:span text:style-name="MT89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longueurs</text:span><text:span text:style-name="MT4"> </text:span></text:p></draw:text-box></draw:frame><draw:g text:anchor-type="paragraph" draw:z-index="145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6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9">Conversions d’unités : </text:span><text:span text:style-name="MT90">masses</text:span></text:p>
      </style:header>
      <style:header-left>
        <text:p text:style-name="_5f_Header_20_N_20_page_20_impaire_20__28_D_29_"><text:s/><text:span text:style-name="MT89">Conversions d’unités : </text:span><text:span text:style-name="MT90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91">masses</text:span><text:span text:style-name="MT4"> </text:span></text:p></draw:text-box></draw:frame><draw:g text:anchor-type="paragraph" draw:z-index="142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3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0"><text:s/></text:span><text:span text:style-name="MT89">Conversions d’unités : </text:span><text:span text:style-name="MT90">masses</text:span></text:p>
      </style:header>
      <style:header-left>
        <text:p text:style-name="_5f_Header_20_N_20_page_20_impaire_20__28_D_29_"><text:span text:style-name="MT90"><text:s/></text:span><text:span text:style-name="MT89">Conversions d’unités : </text:span><text:span text:style-name="MT90">masses</text:span></text:p>
      </style:header-left>
      <style:footer>
        <text:p text:style-name="MP6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92">Masses</text:span><text:span text:style-name="MT4"> </text:span></text:p></draw:text-box></draw:frame><draw:g text:anchor-type="paragraph" draw:z-index="139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40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41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3">Conversions d’unités : </text:span><text:span text:style-name="MT94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9">Conversions d’unités : </text:span><text:span text:style-name="MT95">Capacités</text:span></text:p>
      </style:header>
      <style:header-left>
        <text:p text:style-name="Header"><text:s/><text:span text:style-name="MT89">Conversions d’unités : </text:span><text:span text:style-name="MT95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96">capacités</text:span><text:span text:style-name="MT4"> </text:span></text:p></draw:text-box></draw:frame><draw:g text:anchor-type="paragraph" draw:z-index="136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7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7">Conversions d’unités : </text:span><text:span text:style-name="MT95">Capacités</text:span></text:p>
      </style:header>
      <style:header-left>
        <text:p text:style-name="_5f_Header_20_N_20_page_20_impaire_20__28_D_29_"><text:span text:style-name="MT97">Conversions d’unités : </text:span><text:span text:style-name="MT95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98">Capacités</text:span><text:span text:style-name="MT4"> </text:span></text:p></draw:text-box></draw:frame><draw:g text:anchor-type="paragraph" draw:z-index="135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9">Conversions d’unités : </text:span><text:span text:style-name="MT99">Temps et d</text:span><text:span text:style-name="MT100">urées</text:span></text:p>
      </style:header>
      <style:header-left>
        <text:p text:style-name="Header"><text:s/><text:span text:style-name="MT89">Conversions d’unités : </text:span><text:span text:style-name="MT99">Temps et d</text:span><text:span text:style-name="MT100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01">temps et </text:span><text:span text:style-name="MT102">durées</text:span><text:span text:style-name="MT4"> </text:span></text:p></draw:text-box></draw:frame><draw:g text:anchor-type="paragraph" draw:z-index="132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3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4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7">Conversions d’unités : </text:span><text:span text:style-name="MT99">Temps et d</text:span><text:span text:style-name="MT100">urées</text:span></text:p>
      </style:header>
      <style:header-left>
        <text:p text:style-name="_5f_Header_20_N_20_page_20_impaire_20__28_D_29_"><text:span text:style-name="MT97">Conversions d’unités : </text:span><text:span text:style-name="MT99">Temps et d</text:span><text:span text:style-name="MT100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01">temps et </text:span><text:span text:style-name="MT102">durées</text:span><text:span text:style-name="MT4"> </text:span></text:p></draw:text-box></draw:frame><draw:g text:anchor-type="paragraph" draw:z-index="130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31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3">Conversions d’unités : </text:span><text:span text:style-name="MT101">temps et </text:span><text:span text:style-name="MT102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9">Conversions d’unités : </text:span><text:span text:style-name="MT103">Temps et durées</text:span></text:p>
      </style:header>
      <style:header-left>
        <text:p text:style-name="_5f_Header_20_N_20_page_20_impaire_20__28_D_29_"><text:s/><text:span text:style-name="MT89">Conversions d’unités : </text:span><text:span text:style-name="MT103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04">Temps et </text:span><text:span text:style-name="MT105">Durée</text:span><text:span text:style-name="MT4"> </text:span></text:p></draw:text-box></draw:frame><draw:g text:anchor-type="paragraph" draw:z-index="127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8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29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7">Conversions d’unités : </text:span><text:span text:style-name="MT106">Vitesse</text:span></text:p>
      </style:header>
      <style:header-left>
        <text:p text:style-name="_5f_Header_20_N_20_page_20_impaire_20__28_D_29_"><text:span text:style-name="MT97">Conversions d’unités : </text:span><text:span text:style-name="MT106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07">vitesse</text:span><text:span text:style-name="MT4"> </text:span></text:p></draw:text-box></draw:frame><draw:g text:anchor-type="paragraph" draw:z-index="125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26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3">Conversions d’unités : </text:span><text:span text:style-name="MT107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9">Conversions d’unités : </text:span><text:span text:style-name="MT108">Aires</text:span></text:p>
      </style:header>
      <style:header-left>
        <text:p text:style-name="Header"><text:s/><text:span text:style-name="MT89">Conversions d’unités : </text:span><text:span text:style-name="MT108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09">aires</text:span></text:p></draw:text-box></draw:frame><draw:g text:anchor-type="paragraph" draw:z-index="122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3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4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7">Conversions d’unités : </text:span><text:span text:style-name="MT108">Aires</text:span></text:p>
      </style:header>
      <style:header-left>
        <text:p text:style-name="_5f_Header_20_N_20_page_20_paire_20__28_G_29_"><text:span text:style-name="MT97">Conversions d’unités : </text:span><text:span text:style-name="MT108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7">Conversions d’unités : </text:span><text:span text:style-name="MT109">Aires</text:span></text:h></draw:text-box></draw:frame><draw:g text:anchor-type="paragraph" draw:z-index="121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9">Conversions d’unités : </text:span><text:span text:style-name="MT110">Problèmes</text:span></text:p>
      </style:header>
      <style:header-left>
        <text:p text:style-name="_5f_Header_20_N_20_page_20_paire_20__28_G_29_"><text:s/><text:span text:style-name="MT89">Conversions d’unités : </text:span><text:span text:style-name="MT110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11">problèmes</text:span></text:p></draw:text-box></draw:frame><draw:g text:anchor-type="paragraph" draw:z-index="119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2">Conversions d’unités </text:span><text:span text:style-name="MT4">: </text:span><text:span text:style-name="MT112">problèmes</text:span></text:p></draw:text-box></draw:frame><draw:g text:anchor-type="paragraph" draw:z-index="120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6"><text:span text:style-name="MT97">Conversions d’unités : </text:span><text:span text:style-name="MT110">Problèmes</text:span></text:p>
      </style:header>
      <style:header-left>
        <text:p text:style-name="MP66"><text:span text:style-name="MT97">Conversions d’unités : </text:span><text:span text:style-name="MT110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11">problèmes</text:span></text:p></draw:text-box></draw:frame><draw:g text:anchor-type="paragraph" draw:z-index="117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5"><text:span text:style-name="MT93">Conversions d’unités : </text:span><text:span text:style-name="MT111">problèmes</text:span></text:p></draw:text-box></draw:frame><draw:g text:anchor-type="paragraph" draw:z-index="118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4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5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7"><text:span text:style-name="MT113"><text:s text:c="15"/>A</text:span>ires : Aire et unité</text:p>
      </style:header>
      <style:header-left>
        <text:p text:style-name="MP67"><text:span text:style-name="MT113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13" draw:name="Shape4_157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4">partie 1</text:span> : <text:span text:style-name="MT115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6">Géométrie plane, </text:span><text:span text:style-name="MT117">partie 1</text:span><text:span text:style-name="MT116"> : </text:span><text:span text:style-name="MT118">assembler et décomposer</text:span></text:p></draw:text-box></draw:frame><draw:g text:anchor-type="paragraph" draw:z-index="111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12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, </text:span><text:span text:style-name="MT117">partie 1</text:span><text:span text:style-name="MT48"> : </text:span><text:span text:style-name="MT118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1"><text:span text:style-name="MT119">Géométrie plane</text:span><text:span text:style-name="MT120"> : </text:span><text:span text:style-name="MT121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2">vocabulaire</text:span></text:p></draw:text-box></draw:frame><draw:g text:anchor-type="paragraph" draw:z-index="109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2">vocabulaire</text:span></text:p></draw:text-box></draw:frame><draw:g text:anchor-type="paragraph" draw:z-index="110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4">partie 1</text:span> : <text:span text:style-name="MT123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6">Géométrie plane, </text:span><text:span text:style-name="MT117">partie 1</text:span><text:span text:style-name="MT116"> : </text:span><text:span text:style-name="MT124">coder</text:span></text:p></draw:text-box></draw:frame><draw:g text:anchor-type="paragraph" draw:z-index="107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48">Géométrie plane, </text:span><text:span text:style-name="MT117">partie 1</text:span><text:span text:style-name="MT48"> : </text:span><text:span text:style-name="MT124">coder</text:span></text:p></draw:text-box></draw:frame><draw:g text:anchor-type="paragraph" draw:z-index="108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1"><text:span text:style-name="MT119">Géométrie plane</text:span><text:span text:style-name="MT120"> : </text:span><text:span text:style-name="MT121">Vocabulaire</text:span></text:p>
      </style:header>
      <style:header-left>
        <text:p text:style-name="MP71"><text:span text:style-name="MT119">Géométrie plane</text:span><text:span text:style-name="MT120"> : </text:span><text:span text:style-name="MT121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2">vocabulaire</text:span></text:p></draw:text-box></draw:frame><draw:g text:anchor-type="paragraph" draw:z-index="105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2">vocabulaire</text:span></text:p></draw:text-box></draw:frame><draw:g text:anchor-type="paragraph" draw:z-index="106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03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04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01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02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6">Milieu, alignement, </text:span><text:span text:style-name="MT127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99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6">Géométrie plane : </text:span><text:span text:style-name="MT128">milieu, Alignement, </text:span><text:span text:style-name="MT129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00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128">milieu, alignement, </text:span><text:span text:style-name="MT129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3"><text:span text:style-name="MT130">S</text:span><text:span text:style-name="MT131">olides</text:span> : <text:span text:style-name="MT130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97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98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2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95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3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96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Géométrie plane : points, droites <text:span text:style-name="MT133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3"><text:span text:style-name="MT130">S</text:span><text:span text:style-name="MT131">olides</text:span> : <text:span text:style-name="MT130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93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94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91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92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4">R</text:span><text:span text:style-name="MT135">epères du plan : Se </text:span><text:span text:style-name="MT136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7">déplacer</text:span></text:p></draw:text-box></draw:frame><draw:g text:anchor-type="paragraph" draw:z-index="89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4">Repères du plan : se </text:span><text:span text:style-name="MT137">déplacer</text:span></text:p></draw:text-box></draw:frame><draw:g text:anchor-type="paragraph" draw:z-index="90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87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88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Repères du plan : Se repérer</text:p></draw:text-box></draw:frame><draw:g text:anchor-type="paragraph" draw:z-index="85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Repères du plan : se repérer</text:p></draw:text-box></draw:frame><draw:g text:anchor-type="paragraph" draw:z-index="86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9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4" draw:name="Shape4_179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/><text:span text:style-name="MT138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1"><draw:line text:anchor-type="paragraph" draw:z-index="305" draw:name="Shape7_8" draw:style-name="Mgr9" draw:text-style-name="MP1" svg:x1="9.042cm" svg:y1="0.36cm" svg:x2="20.461cm" svg:y2="0.36cm"><text:p/></draw:line><draw:path text:anchor-type="paragraph" draw:z-index="306" draw:name="Shape5_1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07" draw:name="Shape6_2" draw:style-name="Mgr12" draw:text-style-name="MP83" svg:width="2.703cm" svg:height="0.715cm" draw:transform="rotate (0.0872664625997165) translate (-0.172861111111111cm 0.218722222222222cm)"><draw:text-box><text:p text:style-name="MP1"><text:span text:style-name="MT139">Série 1</text:span></text:p></draw:text-box></draw:frame>T<text:span text:style-name="MT140">itre de la série</text:span></text:p>
      </style:header>
      <style:header-left>
        <text:p text:style-name="MP81"><draw:line text:anchor-type="paragraph" draw:z-index="308" draw:name="Shape7_9" draw:style-name="Mgr9" draw:text-style-name="MP1" svg:x1="9.042cm" svg:y1="0.36cm" svg:x2="20.461cm" svg:y2="0.36cm"><text:p/></draw:line><draw:path text:anchor-type="paragraph" draw:z-index="309" draw:name="Shape5_2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10" draw:name="Shape6_5" draw:style-name="Mgr12" draw:text-style-name="MP83" svg:width="2.703cm" svg:height="0.715cm" draw:transform="rotate (0.0872664625997165) translate (-0.172861111111111cm 0.218722222222222cm)"><draw:text-box><text:p text:style-name="MP1"><text:span text:style-name="MT139">Série 1</text:span></text:p></draw:text-box></draw:frame>T<text:span text:style-name="MT140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83" draw:name="Shape8_5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1">Angles</text:span> • <text:span text:style-name="MT141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4"><text:span text:style-name="MT113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82" draw:name="Shape4_178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9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0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1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6"><text:span text:style-name="MT72"><text:s text:c="15"/>A</text:span><text:span text:style-name="MT142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78" draw:name="Shape4_169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2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3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8"><text:span text:style-name="MT113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71" draw:name="Shape4_173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1"><draw:path text:anchor-type="paragraph" draw:z-index="299" draw:name="Shape5_3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00" draw:name="Shape6_3" draw:style-name="Mgr12" draw:text-style-name="MP83" svg:width="2.703cm" svg:height="0.715cm" draw:transform="rotate (0.0872664625997165) translate (-0.172861111111111cm 0.218722222222222cm)"><draw:text-box><text:p text:style-name="MP1"><text:span text:style-name="MT139">Série 1</text:span></text:p></draw:text-box></draw:frame><draw:line text:anchor-type="paragraph" draw:z-index="301" draw:name="Shape7_6" draw:style-name="Mgr9" draw:text-style-name="MP1" svg:x1="9.042cm" svg:y1="0.36cm" svg:x2="20.461cm" svg:y2="0.36cm"><text:p/></draw:line>T<text:span text:style-name="MT140">itre de la série</text:span></text:p>
      </style:header>
      <style:header-left>
        <text:p text:style-name="MP81"><draw:path text:anchor-type="paragraph" draw:z-index="302" draw:name="Shape5_4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03" draw:name="Shape6_4" draw:style-name="Mgr12" draw:text-style-name="MP83" svg:width="2.703cm" svg:height="0.715cm" draw:transform="rotate (0.0872664625997165) translate (-0.172861111111111cm 0.218722222222222cm)"><draw:text-box><text:p text:style-name="MP1"><text:span text:style-name="MT139">Série 1</text:span></text:p></draw:text-box></draw:frame><draw:line text:anchor-type="paragraph" draw:z-index="304" draw:name="Shape7_3" draw:style-name="Mgr9" draw:text-style-name="MP1" svg:x1="9.042cm" svg:y1="0.36cm" svg:x2="20.461cm" svg:y2="0.36cm"><text:p/></draw:line>T<text:span text:style-name="MT140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0" draw:name="Shape8_4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1">Angles</text:span> • <text:span text:style-name="MT141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3">Volumes : </text:span><text:span text:style-name="MT144">Calculs et conversions</text:span></text:p>
      </style:header>
      <style:header-left>
        <text:p text:style-name="_5f_Header_20_M_20_page_20_paire_20__28_G_29_"><text:span text:style-name="MT143">Volumes : </text:span><text:span text:style-name="MT144">Calculs et conversions</text:span></text:p>
      </style:header-left>
      <style:footer>
        <text:list xml:id="list2224212114" text:style-name="_5f_Numérotation_20_des_20_exercices">
          <text:list-item>
            <text:list>
              <text:list-item>
                <text:p text:style-name="MP9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/><text:span text:style-name="MT138">Volumes : </text:span><text:span text:style-name="MT145">Calculs et conversions</text:span> </text:p></draw:text-box></draw:frame><draw:g text:anchor-type="paragraph" draw:z-index="68" draw:name="Shape4_174" draw:style-name="Mgr2"><draw:path draw:style-name="Mgr10" draw:text-style-name="MP49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05758333243627" text:continue-numbering="true" text:style-name="_5f_Numérotation_20_des_20_exercices">
          <text:list-item>
            <text:list>
              <text:list-item>
                <text:p text:style-name="MP9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/><text:span text:style-name="MT138">Volumes : </text:span><text:span text:style-name="MT145">Calculs et conversions</text:span> </text:p></draw:text-box></draw:frame><draw:g text:anchor-type="paragraph" draw:z-index="69" draw:name="Shape4_175" draw:style-name="Mgr2"><draw:path draw:style-name="Mgr10" draw:text-style-name="MP49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3"><text:span text:style-name="MT130">S</text:span><text:span text:style-name="MT131">olides</text:span> : <text:span text:style-name="MT130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66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67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1"><text:span text:style-name="MT44">Géométrie plane</text:span> : <text:span text:style-name="MT146">D</text:span><text:span text:style-name="MT44">roites, </text:span><text:span text:style-name="MT147">demi-droites </text:span><text:span text:style-name="MT148">&amp; </text:span><text:span text:style-name="MT147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64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6">Géométrie plane : </text:span><text:span text:style-name="MT48">droites, </text:span><text:span text:style-name="MT149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5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droites, </text:span><text:span text:style-name="MT149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2"><text:span text:style-name="MT113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3" draw:name="Shape4_165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150">Aires</text:span><text:span text:style-name="MT74"> <text:s/>: </text:span><text:span text:style-name="MT150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0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1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2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1">Aires </text:span>: <text:span text:style-name="MT151">problèmes <text:s text:c="4"/></text:span></text:h>
      </style:footer>
      <style:footer-left>
        <text:p text:style-name="MP93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7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8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9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4"><text:span text:style-name="MT113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56" draw:name="Shape4_218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6"><text:span text:style-name="MT152">Constructions géométriques : </text:span><text:span text:style-name="MT153">Reproduire</text:span></text:p>
      </style:header>
      <style:header-left>
        <text:p text:style-name="MP96"><text:span text:style-name="MT152">Constructions géométriques : </text:span><text:span text:style-name="MT153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54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55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8">Géométrie de base, partie 1: nommer, mesurer</text:p>
      </style:header>
      <style:header-left>
        <text:p text:style-name="_5f_Header_20_G_20_page_20_impaire_20__28_D_29_">Géométrie plane : Vocabulaire</text:p>
        <text:p text:style-name="MP99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2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3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1"><draw:line text:anchor-type="paragraph" draw:z-index="296" draw:name="Shape9" draw:style-name="Mgr1" draw:text-style-name="MP1" svg:x1="11.559cm" svg:y1="0.36cm" svg:x2="20.5cm" svg:y2="0.36cm"><text:p/></draw:line><draw:frame text:anchor-type="paragraph" draw:z-index="297" draw:name="Shape8" draw:style-name="Mgr12" draw:text-style-name="MP83" svg:width="2.703cm" svg:height="0.715cm" draw:transform="rotate (0.0872664625997165) translate (-0.172861111111111cm 0.218722222222222cm)"><draw:text-box><text:p text:style-name="MP1"><text:span text:style-name="MT139">Série 1</text:span></text:p></draw:text-box></draw:frame><draw:path text:anchor-type="paragraph" draw:z-index="298" draw:name="Shape7" draw:style-name="Mgr13" draw:text-style-name="MP102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1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0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5"><text:span text:style-name="MT152">Constructions géométriques : </text:span><text:span text:style-name="MT153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49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47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4">CONSTRUCTIONS Géométriques : </text:span><text:span text:style-name="MT155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48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6"><text:span text:style-name="MT152">Constructions géométriques : </text:span><text:span text:style-name="MT153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45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46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4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2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olides : Vocabulaire, NatuRE</text:p></draw:text-box></draw:frame><draw:g text:anchor-type="paragraph" draw:z-index="43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3"><text:span text:style-name="MT130">S</text:span><text:span text:style-name="MT131">olides</text:span> : <text:span text:style-name="MT130">Vocabulaire, nature</text:span></text:p>
      </style:header>
      <style:header-left>
        <text:p text:style-name="MP73"><text:span text:style-name="MT130">S</text:span><text:span text:style-name="MT131">olides</text:span> : <text:span text:style-name="MT130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40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41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38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39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0">Solides : </text:span><text:span text:style-name="MT169">Patrons</text:span></text:p>
      </style:header>
      <style:header-left>
        <text:p text:style-name="_5f_Header_20_G_20_page_20_paire_20__28_G_29_"><text:span text:style-name="MT130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<text:span text:style-name="MT170">patrons</text:span></text:p></draw:text-box></draw:frame><draw:g text:anchor-type="paragraph" draw:z-index="36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37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4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35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>
      <style:header-left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32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33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30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31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7"> : </text:span><text:span text:style-name="MT177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28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29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26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27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7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4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5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22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0">Symétrie axiale : constructions</text:p></draw:text-box></draw:frame><draw:g text:anchor-type="paragraph" draw:z-index="23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0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1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1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header-left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8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9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47"> : </text:span><text:span text:style-name="MT181">Axes de symétrie de figures</text:span></text:p>
      </style:header>
      <style:header-left>
        <text:p text:style-name="MP112"><text:span text:style-name="MT180">Symétrie axiale</text:span><text:span text:style-name="MT47"> : </text:span><text:span text:style-name="MT181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6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1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4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5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2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3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0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1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5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8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6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9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94" draw:name="Shape3_0" draw:style-name="Mgr14" draw:text-style-name="MP1" svg:x1="10.893cm" svg:y1="0.403cm" svg:x2="20.503cm" svg:y2="0.327cm"><text:p/></draw:line><draw:path text:anchor-type="char" draw:z-index="4" draw:name="Shape1_3" draw:style-name="Mgr15" draw:text-style-name="MP117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6" draw:name="Shape1_9" draw:style-name="Mgr15" draw:text-style-name="MP117" svg:width="4.329cm" svg:height="2.24cm" svg:x="-1.499cm" svg:y="-0.991cm" svg:viewBox="0 0 4330 2241" svg:d="M0 2241l3984-288c209-15 363-168 345-342l-170-1611h-4159z"><text:p/></draw:path>Résoudre des problèmes<draw:line text:anchor-type="char" draw:z-index="295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5" draw:name="Shape4_130" draw:style-name="Mgr2"><draw:path draw:style-name="Mgr16" draw:text-style-name="MP1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7" draw:name="Shape4_264" draw:style-name="Mgr2"><draw:path draw:style-name="Mgr16" draw:text-style-name="MP118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9"><draw:line text:anchor-type="paragraph" draw:z-index="293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3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0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7T07:09:18.291093663</meta:creation-date>
    <meta:editing-duration>PT9H20M19S</meta:editing-duration>
    <meta:editing-cycles>123</meta:editing-cycles>
    <meta:generator>LibreOffice/7.5.4.2$Windows_X86_64 LibreOffice_project/36ccfdc35048b057fd9854c757a8b67ec53977b6</meta:generator>
    <dc:date>2024-03-14T20:57:55.667000000</dc:date>
    <meta:document-statistic meta:table-count="1" meta:image-count="0" meta:object-count="0" meta:page-count="2" meta:paragraph-count="799" meta:word-count="3406" meta:character-count="21224" meta:non-whitespace-character-count="18220"/>
    <meta:template xlink:type="simple" xlink:actuate="onRequest" xlink:title="cahier_M" xlink:href="../../../../Bureau/cahier_M.ott" meta:date="2020-12-21T12:40:50.770000000"/>
  </office:meta>
</office:document-meta>
</file>